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12.8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d_best_pattern_element_wise" table:style-name="ta1">
        <table:shapes>
          <draw:frame draw:z-index="0" draw:style-name="gr1" draw:text-style-name="P1" svg:width="16.006cm" svg:height="9.012cm" svg:x="20.777cm" svg:y="113.755cm">
            <draw:object draw:notify-on-update-of-ranges="find_best_pattern_element_wise.A1:find_best_pattern_element_wise.A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-71.9557416152954" calcext:value-type="float">
            <text:p>-71,9557416152954</text:p>
          </table:table-cell>
          <table:table-cell office:value-type="string" calcext:value-type="string">
            <text:p>0x8000000000000000000000000000000000000000000000000000000000000000</text:p>
          </table:table-cell>
          <table:table-cell/>
        </table:table-row>
        <table:table-row table:style-name="ro1">
          <table:table-cell office:value-type="float" office:value="-71.7944674682617" calcext:value-type="float">
            <text:p>-71,7944674682617</text:p>
          </table:table-cell>
          <table:table-cell office:value-type="string" calcext:value-type="string">
            <text:p>0xc000000000000000000000000000000000000000000000000000000000000000</text:p>
          </table:table-cell>
          <table:table-cell/>
        </table:table-row>
        <table:table-row table:style-name="ro1">
          <table:table-cell office:value-type="float" office:value="-72.0223834991455" calcext:value-type="float">
            <text:p>-72,0223834991455</text:p>
          </table:table-cell>
          <table:table-cell office:value-type="string" calcext:value-type="string">
            <text:p>0xe000000000000000000000000000000000000000000000000000000000000000</text:p>
          </table:table-cell>
          <table:table-cell/>
        </table:table-row>
        <table:table-row table:style-name="ro1">
          <table:table-cell office:value-type="float" office:value="-72.2780669784546" calcext:value-type="float">
            <text:p>-72,2780669784546</text:p>
          </table:table-cell>
          <table:table-cell office:value-type="string" calcext:value-type="string">
            <text:p>0xd000000000000000000000000000000000000000000000000000000000000000</text:p>
          </table:table-cell>
          <table:table-cell/>
        </table:table-row>
        <table:table-row table:style-name="ro1">
          <table:table-cell office:value-type="float" office:value="-72.1576333236694" calcext:value-type="float">
            <text:p>-72,1576333236694</text:p>
          </table:table-cell>
          <table:table-cell office:value-type="string" calcext:value-type="string">
            <text:p>0xc800000000000000000000000000000000000000000000000000000000000000</text:p>
          </table:table-cell>
          <table:table-cell/>
        </table:table-row>
        <table:table-row table:style-name="ro1">
          <table:table-cell office:value-type="float" office:value="-71.721162109375" calcext:value-type="float">
            <text:p>-71,721162109375</text:p>
          </table:table-cell>
          <table:table-cell office:value-type="string" calcext:value-type="string">
            <text:p>0xc400000000000000000000000000000000000000000000000000000000000000</text:p>
          </table:table-cell>
          <table:table-cell/>
        </table:table-row>
        <table:table-row table:style-name="ro1">
          <table:table-cell office:value-type="float" office:value="-71.0922414779663" calcext:value-type="float">
            <text:p>-71,0922414779663</text:p>
          </table:table-cell>
          <table:table-cell office:value-type="string" calcext:value-type="string">
            <text:p>0xc600000000000000000000000000000000000000000000000000000000000000</text:p>
          </table:table-cell>
          <table:table-cell/>
        </table:table-row>
        <table:table-row table:style-name="ro1">
          <table:table-cell office:value-type="float" office:value="-70.5979489898682" calcext:value-type="float">
            <text:p>-70,5979489898682</text:p>
          </table:table-cell>
          <table:table-cell office:value-type="string" calcext:value-type="string">
            <text:p>0xc700000000000000000000000000000000000000000000000000000000000000</text:p>
          </table:table-cell>
          <table:table-cell/>
        </table:table-row>
        <table:table-row table:style-name="ro1">
          <table:table-cell office:value-type="float" office:value="-70.5094218826294" calcext:value-type="float">
            <text:p>-70,5094218826294</text:p>
          </table:table-cell>
          <table:table-cell office:value-type="string" calcext:value-type="string">
            <text:p>0xc780000000000000000000000000000000000000000000000000000000000000</text:p>
          </table:table-cell>
          <table:table-cell/>
        </table:table-row>
        <table:table-row table:style-name="ro1">
          <table:table-cell office:value-type="float" office:value="-70.7760483932495" calcext:value-type="float">
            <text:p>-70,7760483932495</text:p>
          </table:table-cell>
          <table:table-cell office:value-type="string" calcext:value-type="string">
            <text:p>0xc7c0000000000000000000000000000000000000000000000000000000000000</text:p>
          </table:table-cell>
          <table:table-cell/>
        </table:table-row>
        <table:table-row table:style-name="ro1">
          <table:table-cell office:value-type="float" office:value="-71.0355534362793" calcext:value-type="float">
            <text:p>-71,0355534362793</text:p>
          </table:table-cell>
          <table:table-cell office:value-type="string" calcext:value-type="string">
            <text:p>0xc7a0000000000000000000000000000000000000000000000000000000000000</text:p>
          </table:table-cell>
          <table:table-cell/>
        </table:table-row>
        <table:table-row table:style-name="ro1">
          <table:table-cell office:value-type="float" office:value="-71.1871067810059" calcext:value-type="float">
            <text:p>-71,1871067810059</text:p>
          </table:table-cell>
          <table:table-cell office:value-type="string" calcext:value-type="string">
            <text:p>0xc790000000000000000000000000000000000000000000000000000000000000</text:p>
          </table:table-cell>
          <table:table-cell/>
        </table:table-row>
        <table:table-row table:style-name="ro1">
          <table:table-cell office:value-type="float" office:value="-70.9265386962891" calcext:value-type="float">
            <text:p>-70,9265386962891</text:p>
          </table:table-cell>
          <table:table-cell office:value-type="string" calcext:value-type="string">
            <text:p>0xc788000000000000000000000000000000000000000000000000000000000000</text:p>
          </table:table-cell>
          <table:table-cell/>
        </table:table-row>
        <table:table-row table:style-name="ro1">
          <table:table-cell office:value-type="float" office:value="-70.5556013870239" calcext:value-type="float">
            <text:p>-70,5556013870239</text:p>
          </table:table-cell>
          <table:table-cell office:value-type="string" calcext:value-type="string">
            <text:p>0xc784000000000000000000000000000000000000000000000000000000000000</text:p>
          </table:table-cell>
          <table:table-cell/>
        </table:table-row>
        <table:table-row table:style-name="ro1">
          <table:table-cell office:value-type="float" office:value="-70.2903807449341" calcext:value-type="float">
            <text:p>-70,2903807449341</text:p>
          </table:table-cell>
          <table:table-cell office:value-type="string" calcext:value-type="string">
            <text:p>0xc782000000000000000000000000000000000000000000000000000000000000</text:p>
          </table:table-cell>
          <table:table-cell/>
        </table:table-row>
        <table:table-row table:style-name="ro1">
          <table:table-cell office:value-type="float" office:value="-69.9133807373047" calcext:value-type="float">
            <text:p>-69,9133807373047</text:p>
          </table:table-cell>
          <table:table-cell office:value-type="string" calcext:value-type="string">
            <text:p>0xc783000000000000000000000000000000000000000000000000000000000000</text:p>
          </table:table-cell>
          <table:table-cell/>
        </table:table-row>
        <table:table-row table:style-name="ro1">
          <table:table-cell office:value-type="float" office:value="-69.440135383606" calcext:value-type="float">
            <text:p>-69,440135383606</text:p>
          </table:table-cell>
          <table:table-cell office:value-type="string" calcext:value-type="string">
            <text:p>0xc783800000000000000000000000000000000000000000000000000000000000</text:p>
          </table:table-cell>
          <table:table-cell/>
        </table:table-row>
        <table:table-row table:style-name="ro1">
          <table:table-cell office:value-type="float" office:value="-69.1872980880737" calcext:value-type="float">
            <text:p>-69,1872980880737</text:p>
          </table:table-cell>
          <table:table-cell office:value-type="string" calcext:value-type="string">
            <text:p>0xc783c00000000000000000000000000000000000000000000000000000000000</text:p>
          </table:table-cell>
          <table:table-cell/>
        </table:table-row>
        <table:table-row table:style-name="ro1">
          <table:table-cell office:value-type="float" office:value="-69.163503112793" calcext:value-type="float">
            <text:p>-69,163503112793</text:p>
          </table:table-cell>
          <table:table-cell office:value-type="string" calcext:value-type="string">
            <text:p>0xc783e00000000000000000000000000000000000000000000000000000000000</text:p>
          </table:table-cell>
          <table:table-cell/>
        </table:table-row>
        <table:table-row table:style-name="ro1">
          <table:table-cell office:value-type="float" office:value="-69.5277645492554" calcext:value-type="float">
            <text:p>-69,5277645492554</text:p>
          </table:table-cell>
          <table:table-cell office:value-type="string" calcext:value-type="string">
            <text:p>0xc783f00000000000000000000000000000000000000000000000000000000000</text:p>
          </table:table-cell>
          <table:table-cell/>
        </table:table-row>
        <table:table-row table:style-name="ro1">
          <table:table-cell office:value-type="float" office:value="-69.7027532577515" calcext:value-type="float">
            <text:p>-69,7027532577515</text:p>
          </table:table-cell>
          <table:table-cell office:value-type="string" calcext:value-type="string">
            <text:p>0xc783e80000000000000000000000000000000000000000000000000000000000</text:p>
          </table:table-cell>
          <table:table-cell/>
        </table:table-row>
        <table:table-row table:style-name="ro1">
          <table:table-cell office:value-type="float" office:value="-69.1733917236328" calcext:value-type="float">
            <text:p>-69,1733917236328</text:p>
          </table:table-cell>
          <table:table-cell office:value-type="string" calcext:value-type="string">
            <text:p>0xc783e40000000000000000000000000000000000000000000000000000000000</text:p>
          </table:table-cell>
          <table:table-cell/>
        </table:table-row>
        <table:table-row table:style-name="ro1">
          <table:table-cell office:value-type="float" office:value="-68.7288851165772" calcext:value-type="float">
            <text:p>-68,7288851165772</text:p>
          </table:table-cell>
          <table:table-cell office:value-type="string" calcext:value-type="string">
            <text:p>0xc783e20000000000000000000000000000000000000000000000000000000000</text:p>
          </table:table-cell>
          <table:table-cell/>
        </table:table-row>
        <table:table-row table:style-name="ro1">
          <table:table-cell office:value-type="float" office:value="-68.2954000854492" calcext:value-type="float">
            <text:p>-68,2954000854492</text:p>
          </table:table-cell>
          <table:table-cell office:value-type="string" calcext:value-type="string">
            <text:p>0xc783e30000000000000000000000000000000000000000000000000000000000</text:p>
          </table:table-cell>
          <table:table-cell/>
        </table:table-row>
        <table:table-row table:style-name="ro1">
          <table:table-cell office:value-type="float" office:value="-68.0790184783936" calcext:value-type="float">
            <text:p>-68,0790184783936</text:p>
          </table:table-cell>
          <table:table-cell office:value-type="string" calcext:value-type="string">
            <text:p>0xc783e38000000000000000000000000000000000000000000000000000000000</text:p>
          </table:table-cell>
          <table:table-cell/>
        </table:table-row>
        <table:table-row table:style-name="ro1">
          <table:table-cell office:value-type="float" office:value="-67.987608833313" calcext:value-type="float">
            <text:p>-67,987608833313</text:p>
          </table:table-cell>
          <table:table-cell office:value-type="string" calcext:value-type="string">
            <text:p>0xc783e3c000000000000000000000000000000000000000000000000000000000</text:p>
          </table:table-cell>
          <table:table-cell/>
        </table:table-row>
        <table:table-row table:style-name="ro1">
          <table:table-cell office:value-type="float" office:value="-68.1479899597168" calcext:value-type="float">
            <text:p>-68,1479899597168</text:p>
          </table:table-cell>
          <table:table-cell office:value-type="string" calcext:value-type="string">
            <text:p>0xc783e3e000000000000000000000000000000000000000000000000000000000</text:p>
          </table:table-cell>
          <table:table-cell/>
        </table:table-row>
        <table:table-row table:style-name="ro1">
          <table:table-cell office:value-type="float" office:value="-68.5377155303955" calcext:value-type="float">
            <text:p>-68,5377155303955</text:p>
          </table:table-cell>
          <table:table-cell office:value-type="string" calcext:value-type="string">
            <text:p>0xc783e3d000000000000000000000000000000000000000000000000000000000</text:p>
          </table:table-cell>
          <table:table-cell/>
        </table:table-row>
        <table:table-row table:style-name="ro1">
          <table:table-cell office:value-type="float" office:value="-68.5663111114502" calcext:value-type="float">
            <text:p>-68,5663111114502</text:p>
          </table:table-cell>
          <table:table-cell office:value-type="string" calcext:value-type="string">
            <text:p>0xc783e3c800000000000000000000000000000000000000000000000000000000</text:p>
          </table:table-cell>
          <table:table-cell/>
        </table:table-row>
        <table:table-row table:style-name="ro1">
          <table:table-cell office:value-type="float" office:value="-68.3148400878906" calcext:value-type="float">
            <text:p>-68,3148400878906</text:p>
          </table:table-cell>
          <table:table-cell office:value-type="string" calcext:value-type="string">
            <text:p>0xc783e3c400000000000000000000000000000000000000000000000000000000</text:p>
          </table:table-cell>
          <table:table-cell/>
        </table:table-row>
        <table:table-row table:style-name="ro1">
          <table:table-cell office:value-type="float" office:value="-67.9323784637451" calcext:value-type="float">
            <text:p>-67,9323784637451</text:p>
          </table:table-cell>
          <table:table-cell office:value-type="string" calcext:value-type="string">
            <text:p>0xc783e3c200000000000000000000000000000000000000000000000000000000</text:p>
          </table:table-cell>
          <table:table-cell/>
        </table:table-row>
        <table:table-row table:style-name="ro1">
          <table:table-cell office:value-type="float" office:value="-67.758629989624" calcext:value-type="float">
            <text:p>-67,758629989624</text:p>
          </table:table-cell>
          <table:table-cell office:value-type="string" calcext:value-type="string">
            <text:p>0xc783e3c300000000000000000000000000000000000000000000000000000000</text:p>
          </table:table-cell>
          <table:table-cell/>
        </table:table-row>
        <table:table-row table:style-name="ro1">
          <table:table-cell office:value-type="float" office:value="-67.3300180435181" calcext:value-type="float">
            <text:p>-67,3300180435181</text:p>
          </table:table-cell>
          <table:table-cell office:value-type="string" calcext:value-type="string">
            <text:p>0xc783e3c380000000000000000000000000000000000000000000000000000000</text:p>
          </table:table-cell>
          <table:table-cell/>
        </table:table-row>
        <table:table-row table:style-name="ro1">
          <table:table-cell office:value-type="float" office:value="-67.1913524246216" calcext:value-type="float">
            <text:p>-67,1913524246216</text:p>
          </table:table-cell>
          <table:table-cell office:value-type="string" calcext:value-type="string">
            <text:p>0xc783e3c3c0000000000000000000000000000000000000000000000000000000</text:p>
          </table:table-cell>
          <table:table-cell/>
        </table:table-row>
        <table:table-row table:style-name="ro1">
          <table:table-cell office:value-type="float" office:value="-67.3873406600952" calcext:value-type="float">
            <text:p>-67,3873406600952</text:p>
          </table:table-cell>
          <table:table-cell office:value-type="string" calcext:value-type="string">
            <text:p>0xc783e3c3e0000000000000000000000000000000000000000000000000000000</text:p>
          </table:table-cell>
          <table:table-cell/>
        </table:table-row>
        <table:table-row table:style-name="ro1">
          <table:table-cell office:value-type="float" office:value="-67.4606131744385" calcext:value-type="float">
            <text:p>-67,4606131744385</text:p>
          </table:table-cell>
          <table:table-cell office:value-type="string" calcext:value-type="string">
            <text:p>0xc783e3c3d0000000000000000000000000000000000000000000000000000000</text:p>
          </table:table-cell>
          <table:table-cell/>
        </table:table-row>
        <table:table-row table:style-name="ro1">
          <table:table-cell office:value-type="float" office:value="-67.4683298492432" calcext:value-type="float">
            <text:p>-67,4683298492432</text:p>
          </table:table-cell>
          <table:table-cell office:value-type="string" calcext:value-type="string">
            <text:p>0xc783e3c3c8000000000000000000000000000000000000000000000000000000</text:p>
          </table:table-cell>
          <table:table-cell/>
        </table:table-row>
        <table:table-row table:style-name="ro1">
          <table:table-cell office:value-type="float" office:value="-67.2724977874756" calcext:value-type="float">
            <text:p>-67,2724977874756</text:p>
          </table:table-cell>
          <table:table-cell office:value-type="string" calcext:value-type="string">
            <text:p>0xc783e3c3c4000000000000000000000000000000000000000000000000000000</text:p>
          </table:table-cell>
          <table:table-cell/>
        </table:table-row>
        <table:table-row table:style-name="ro1">
          <table:table-cell office:value-type="float" office:value="-66.9620167541504" calcext:value-type="float">
            <text:p>-66,9620167541504</text:p>
          </table:table-cell>
          <table:table-cell office:value-type="string" calcext:value-type="string">
            <text:p>0xc783e3c3c2000000000000000000000000000000000000000000000000000000</text:p>
          </table:table-cell>
          <table:table-cell/>
        </table:table-row>
        <table:table-row table:style-name="ro1">
          <table:table-cell office:value-type="float" office:value="-66.7630026245117" calcext:value-type="float">
            <text:p>-66,7630026245117</text:p>
          </table:table-cell>
          <table:table-cell office:value-type="string" calcext:value-type="string">
            <text:p>0xc783e3c3c3000000000000000000000000000000000000000000000000000000</text:p>
          </table:table-cell>
          <table:table-cell/>
        </table:table-row>
        <table:table-row table:style-name="ro1">
          <table:table-cell office:value-type="float" office:value="-66.7219047546387" calcext:value-type="float">
            <text:p>-66,7219047546387</text:p>
          </table:table-cell>
          <table:table-cell office:value-type="string" calcext:value-type="string">
            <text:p>0xc783e3c3c3800000000000000000000000000000000000000000000000000000</text:p>
          </table:table-cell>
          <table:table-cell/>
        </table:table-row>
        <table:table-row table:style-name="ro1">
          <table:table-cell office:value-type="float" office:value="-66.8909302139282" calcext:value-type="float">
            <text:p>-66,8909302139282</text:p>
          </table:table-cell>
          <table:table-cell office:value-type="string" calcext:value-type="string">
            <text:p>0xc783e3c3c3c00000000000000000000000000000000000000000000000000000</text:p>
          </table:table-cell>
          <table:table-cell/>
        </table:table-row>
        <table:table-row table:style-name="ro1">
          <table:table-cell office:value-type="float" office:value="-66.8467399597168" calcext:value-type="float">
            <text:p>-66,8467399597168</text:p>
          </table:table-cell>
          <table:table-cell office:value-type="string" calcext:value-type="string">
            <text:p>0xc783e3c3c3a00000000000000000000000000000000000000000000000000000</text:p>
          </table:table-cell>
          <table:table-cell/>
        </table:table-row>
        <table:table-row table:style-name="ro1">
          <table:table-cell office:value-type="float" office:value="-67.0332685089111" calcext:value-type="float">
            <text:p>-67,0332685089111</text:p>
          </table:table-cell>
          <table:table-cell office:value-type="string" calcext:value-type="string">
            <text:p>0xc783e3c3c3900000000000000000000000000000000000000000000000000000</text:p>
          </table:table-cell>
          <table:table-cell/>
        </table:table-row>
        <table:table-row table:style-name="ro1">
          <table:table-cell office:value-type="float" office:value="-66.9533734512329" calcext:value-type="float">
            <text:p>-66,9533734512329</text:p>
          </table:table-cell>
          <table:table-cell office:value-type="string" calcext:value-type="string">
            <text:p>0xc783e3c3c3880000000000000000000000000000000000000000000000000000</text:p>
          </table:table-cell>
          <table:table-cell/>
        </table:table-row>
        <table:table-row table:style-name="ro1">
          <table:table-cell office:value-type="float" office:value="-66.8858801269531" calcext:value-type="float">
            <text:p>-66,8858801269531</text:p>
          </table:table-cell>
          <table:table-cell office:value-type="string" calcext:value-type="string">
            <text:p>0xc783e3c3c3840000000000000000000000000000000000000000000000000000</text:p>
          </table:table-cell>
          <table:table-cell/>
        </table:table-row>
        <table:table-row table:style-name="ro1">
          <table:table-cell office:value-type="float" office:value="-66.7043918228149" calcext:value-type="float">
            <text:p>-66,7043918228149</text:p>
          </table:table-cell>
          <table:table-cell office:value-type="string" calcext:value-type="string">
            <text:p>0xc783e3c3c3820000000000000000000000000000000000000000000000000000</text:p>
          </table:table-cell>
          <table:table-cell/>
        </table:table-row>
        <table:table-row table:style-name="ro1">
          <table:table-cell office:value-type="float" office:value="-66.495704536438" calcext:value-type="float">
            <text:p>-66,495704536438</text:p>
          </table:table-cell>
          <table:table-cell office:value-type="string" calcext:value-type="string">
            <text:p>0xc783e3c3c3830000000000000000000000000000000000000000000000000000</text:p>
          </table:table-cell>
          <table:table-cell/>
        </table:table-row>
        <table:table-row table:style-name="ro1">
          <table:table-cell office:value-type="float" office:value="-66.2587363052368" calcext:value-type="float">
            <text:p>-66,2587363052368</text:p>
          </table:table-cell>
          <table:table-cell office:value-type="string" calcext:value-type="string">
            <text:p>0xc783e3c3c3838000000000000000000000000000000000000000000000000000</text:p>
          </table:table-cell>
          <table:table-cell/>
        </table:table-row>
        <table:table-row table:style-name="ro1">
          <table:table-cell office:value-type="float" office:value="-66.1741859817505" calcext:value-type="float">
            <text:p>-66,1741859817505</text:p>
          </table:table-cell>
          <table:table-cell office:value-type="string" calcext:value-type="string">
            <text:p>0xc783e3c3c383c000000000000000000000000000000000000000000000000000</text:p>
          </table:table-cell>
          <table:table-cell/>
        </table:table-row>
        <table:table-row table:style-name="ro1">
          <table:table-cell office:value-type="float" office:value="-66.1968865966797" calcext:value-type="float">
            <text:p>-66,1968865966797</text:p>
          </table:table-cell>
          <table:table-cell office:value-type="string" calcext:value-type="string">
            <text:p>0xc783e3c3c383e000000000000000000000000000000000000000000000000000</text:p>
          </table:table-cell>
          <table:table-cell/>
        </table:table-row>
        <table:table-row table:style-name="ro1">
          <table:table-cell office:value-type="float" office:value="-66.3951834106445" calcext:value-type="float">
            <text:p>-66,3951834106445</text:p>
          </table:table-cell>
          <table:table-cell office:value-type="string" calcext:value-type="string">
            <text:p>0xc783e3c3c383d000000000000000000000000000000000000000000000000000</text:p>
          </table:table-cell>
          <table:table-cell/>
        </table:table-row>
        <table:table-row table:style-name="ro1">
          <table:table-cell office:value-type="float" office:value="-66.421149635315" calcext:value-type="float">
            <text:p>-66,421149635315</text:p>
          </table:table-cell>
          <table:table-cell office:value-type="string" calcext:value-type="string">
            <text:p>0xc783e3c3c383c800000000000000000000000000000000000000000000000000</text:p>
          </table:table-cell>
          <table:table-cell/>
        </table:table-row>
        <table:table-row table:style-name="ro1">
          <table:table-cell office:value-type="float" office:value="-66.18186668396" calcext:value-type="float">
            <text:p>-66,18186668396</text:p>
          </table:table-cell>
          <table:table-cell office:value-type="string" calcext:value-type="string">
            <text:p>0xc783e3c3c383c400000000000000000000000000000000000000000000000000</text:p>
          </table:table-cell>
          <table:table-cell/>
        </table:table-row>
        <table:table-row table:style-name="ro1">
          <table:table-cell office:value-type="float" office:value="-65.9861526489258" calcext:value-type="float">
            <text:p>-65,9861526489258</text:p>
          </table:table-cell>
          <table:table-cell office:value-type="string" calcext:value-type="string">
            <text:p>0xc783e3c3c383c200000000000000000000000000000000000000000000000000</text:p>
          </table:table-cell>
          <table:table-cell/>
        </table:table-row>
        <table:table-row table:style-name="ro1">
          <table:table-cell office:value-type="float" office:value="-65.8282260131836" calcext:value-type="float">
            <text:p>-65,8282260131836</text:p>
          </table:table-cell>
          <table:table-cell office:value-type="string" calcext:value-type="string">
            <text:p>0xc783e3c3c383c300000000000000000000000000000000000000000000000000</text:p>
          </table:table-cell>
          <table:table-cell/>
        </table:table-row>
        <table:table-row table:style-name="ro1">
          <table:table-cell office:value-type="float" office:value="-65.7770910644531" calcext:value-type="float">
            <text:p>-65,7770910644531</text:p>
          </table:table-cell>
          <table:table-cell office:value-type="string" calcext:value-type="string">
            <text:p>0xc783e3c3c383c380000000000000000000000000000000000000000000000000</text:p>
          </table:table-cell>
          <table:table-cell/>
        </table:table-row>
        <table:table-row table:style-name="ro1">
          <table:table-cell office:value-type="float" office:value="-65.891510925293" calcext:value-type="float">
            <text:p>-65,891510925293</text:p>
          </table:table-cell>
          <table:table-cell office:value-type="string" calcext:value-type="string">
            <text:p>0xc783e3c3c383c3c0000000000000000000000000000000000000000000000000</text:p>
          </table:table-cell>
          <table:table-cell/>
        </table:table-row>
        <table:table-row table:style-name="ro1">
          <table:table-cell office:value-type="float" office:value="-65.9314402770996" calcext:value-type="float">
            <text:p>-65,9314402770996</text:p>
          </table:table-cell>
          <table:table-cell office:value-type="string" calcext:value-type="string">
            <text:p>0xc783e3c3c383c3a0000000000000000000000000000000000000000000000000</text:p>
          </table:table-cell>
          <table:table-cell/>
        </table:table-row>
        <table:table-row table:style-name="ro1">
          <table:table-cell office:value-type="float" office:value="-66.1617218399048" calcext:value-type="float">
            <text:p>-66,1617218399048</text:p>
          </table:table-cell>
          <table:table-cell office:value-type="string" calcext:value-type="string">
            <text:p>0xc783e3c3c383c390000000000000000000000000000000000000000000000000</text:p>
          </table:table-cell>
          <table:table-cell/>
        </table:table-row>
        <table:table-row table:style-name="ro1">
          <table:table-cell office:value-type="float" office:value="-66.0380420303345" calcext:value-type="float">
            <text:p>-66,0380420303345</text:p>
          </table:table-cell>
          <table:table-cell office:value-type="string" calcext:value-type="string">
            <text:p>0xc783e3c3c383c388000000000000000000000000000000000000000000000000</text:p>
          </table:table-cell>
          <table:table-cell/>
        </table:table-row>
        <table:table-row table:style-name="ro1">
          <table:table-cell office:value-type="float" office:value="-65.9444566726685" calcext:value-type="float">
            <text:p>-65,9444566726685</text:p>
          </table:table-cell>
          <table:table-cell office:value-type="string" calcext:value-type="string">
            <text:p>0xc783e3c3c383c384000000000000000000000000000000000000000000000000</text:p>
          </table:table-cell>
          <table:table-cell/>
        </table:table-row>
        <table:table-row table:style-name="ro1">
          <table:table-cell office:value-type="float" office:value="-65.7169998168945" calcext:value-type="float">
            <text:p>-65,7169998168945</text:p>
          </table:table-cell>
          <table:table-cell office:value-type="string" calcext:value-type="string">
            <text:p>0xc783e3c3c383c382000000000000000000000000000000000000000000000000</text:p>
          </table:table-cell>
          <table:table-cell/>
        </table:table-row>
        <table:table-row table:style-name="ro1">
          <table:table-cell office:value-type="float" office:value="-65.4767067718506" calcext:value-type="float">
            <text:p>-65,4767067718506</text:p>
          </table:table-cell>
          <table:table-cell office:value-type="string" calcext:value-type="string">
            <text:p>0xc783e3c3c383c383000000000000000000000000000000000000000000000000</text:p>
          </table:table-cell>
          <table:table-cell/>
        </table:table-row>
        <table:table-row table:style-name="ro1">
          <table:table-cell office:value-type="float" office:value="-65.3304707717896" calcext:value-type="float">
            <text:p>-65,3304707717896</text:p>
          </table:table-cell>
          <table:table-cell office:value-type="string" calcext:value-type="string">
            <text:p>0xc783e3c3c383c383800000000000000000000000000000000000000000000000</text:p>
          </table:table-cell>
          <table:table-cell/>
        </table:table-row>
        <table:table-row table:style-name="ro1">
          <table:table-cell office:value-type="float" office:value="-65.2309310913086" calcext:value-type="float">
            <text:p>-65,2309310913086</text:p>
          </table:table-cell>
          <table:table-cell office:value-type="string" calcext:value-type="string">
            <text:p>0xc783e3c3c383c383c00000000000000000000000000000000000000000000000</text:p>
          </table:table-cell>
          <table:table-cell/>
        </table:table-row>
        <table:table-row table:style-name="ro1">
          <table:table-cell office:value-type="float" office:value="-65.16615234375" calcext:value-type="float">
            <text:p>-65,16615234375</text:p>
          </table:table-cell>
          <table:table-cell office:value-type="string" calcext:value-type="string">
            <text:p>0xc783e3c3c383c383e00000000000000000000000000000000000000000000000</text:p>
          </table:table-cell>
          <table:table-cell/>
        </table:table-row>
        <table:table-row table:style-name="ro1">
          <table:table-cell office:value-type="float" office:value="-65.4436053085327" calcext:value-type="float">
            <text:p>-65,4436053085327</text:p>
          </table:table-cell>
          <table:table-cell office:value-type="string" calcext:value-type="string">
            <text:p>0xc783e3c3c383c383f00000000000000000000000000000000000000000000000</text:p>
          </table:table-cell>
          <table:table-cell/>
        </table:table-row>
        <table:table-row table:style-name="ro1">
          <table:table-cell office:value-type="float" office:value="-65.5319598388672" calcext:value-type="float">
            <text:p>-65,5319598388672</text:p>
          </table:table-cell>
          <table:table-cell office:value-type="string" calcext:value-type="string">
            <text:p>0xc783e3c3c383c383e80000000000000000000000000000000000000000000000</text:p>
          </table:table-cell>
          <table:table-cell/>
        </table:table-row>
        <table:table-row table:style-name="ro1">
          <table:table-cell office:value-type="float" office:value="-65.2320191574097" calcext:value-type="float">
            <text:p>-65,2320191574097</text:p>
          </table:table-cell>
          <table:table-cell office:value-type="string" calcext:value-type="string">
            <text:p>0xc783e3c3c383c383e40000000000000000000000000000000000000000000000</text:p>
          </table:table-cell>
          <table:table-cell/>
        </table:table-row>
        <table:table-row table:style-name="ro1">
          <table:table-cell office:value-type="float" office:value="-64.968669052124" calcext:value-type="float">
            <text:p>-64,968669052124</text:p>
          </table:table-cell>
          <table:table-cell office:value-type="string" calcext:value-type="string">
            <text:p>0xc783e3c3c383c383e20000000000000000000000000000000000000000000000</text:p>
          </table:table-cell>
          <table:table-cell/>
        </table:table-row>
        <table:table-row table:style-name="ro1">
          <table:table-cell office:value-type="float" office:value="-64.7288429641724" calcext:value-type="float">
            <text:p>-64,7288429641724</text:p>
          </table:table-cell>
          <table:table-cell office:value-type="string" calcext:value-type="string">
            <text:p>0xc783e3c3c383c383e30000000000000000000000000000000000000000000000</text:p>
          </table:table-cell>
          <table:table-cell/>
        </table:table-row>
        <table:table-row table:style-name="ro1">
          <table:table-cell office:value-type="float" office:value="-64.6350885391235" calcext:value-type="float">
            <text:p>-64,6350885391235</text:p>
          </table:table-cell>
          <table:table-cell office:value-type="string" calcext:value-type="string">
            <text:p>0xc783e3c3c383c383e38000000000000000000000000000000000000000000000</text:p>
          </table:table-cell>
          <table:table-cell/>
        </table:table-row>
        <table:table-row table:style-name="ro1">
          <table:table-cell office:value-type="float" office:value="-64.6784079360962" calcext:value-type="float">
            <text:p>-64,6784079360962</text:p>
          </table:table-cell>
          <table:table-cell office:value-type="string" calcext:value-type="string">
            <text:p>0xc783e3c3c383c383e3c000000000000000000000000000000000000000000000</text:p>
          </table:table-cell>
          <table:table-cell/>
        </table:table-row>
        <table:table-row table:style-name="ro1">
          <table:table-cell office:value-type="float" office:value="-64.8570907974243" calcext:value-type="float">
            <text:p>-64,8570907974243</text:p>
          </table:table-cell>
          <table:table-cell office:value-type="string" calcext:value-type="string">
            <text:p>0xc783e3c3c383c383e3a000000000000000000000000000000000000000000000</text:p>
          </table:table-cell>
          <table:table-cell/>
        </table:table-row>
        <table:table-row table:style-name="ro1">
          <table:table-cell office:value-type="float" office:value="-65.1290443038941" calcext:value-type="float">
            <text:p>-65,1290443038941</text:p>
          </table:table-cell>
          <table:table-cell office:value-type="string" calcext:value-type="string">
            <text:p>0xc783e3c3c383c383e39000000000000000000000000000000000000000000000</text:p>
          </table:table-cell>
          <table:table-cell/>
        </table:table-row>
        <table:table-row table:style-name="ro1">
          <table:table-cell office:value-type="float" office:value="-65.121668548584" calcext:value-type="float">
            <text:p>-65,121668548584</text:p>
          </table:table-cell>
          <table:table-cell office:value-type="string" calcext:value-type="string">
            <text:p>0xc783e3c3c383c383e38800000000000000000000000000000000000000000000</text:p>
          </table:table-cell>
          <table:table-cell/>
        </table:table-row>
        <table:table-row table:style-name="ro1">
          <table:table-cell office:value-type="float" office:value="-64.8521535491943" calcext:value-type="float">
            <text:p>-64,8521535491943</text:p>
          </table:table-cell>
          <table:table-cell office:value-type="string" calcext:value-type="string">
            <text:p>0xc783e3c3c383c383e38400000000000000000000000000000000000000000000</text:p>
          </table:table-cell>
          <table:table-cell/>
        </table:table-row>
        <table:table-row table:style-name="ro1">
          <table:table-cell office:value-type="float" office:value="-64.515991897583" calcext:value-type="float">
            <text:p>-64,515991897583</text:p>
          </table:table-cell>
          <table:table-cell office:value-type="string" calcext:value-type="string">
            <text:p>0xc783e3c3c383c383e38200000000000000000000000000000000000000000000</text:p>
          </table:table-cell>
          <table:table-cell/>
        </table:table-row>
        <table:table-row table:style-name="ro1">
          <table:table-cell office:value-type="float" office:value="-64.3653923797608" calcext:value-type="float">
            <text:p>-64,3653923797608</text:p>
          </table:table-cell>
          <table:table-cell office:value-type="string" calcext:value-type="string">
            <text:p>0xc783e3c3c383c383e38300000000000000000000000000000000000000000000</text:p>
          </table:table-cell>
          <table:table-cell/>
        </table:table-row>
        <table:table-row table:style-name="ro1">
          <table:table-cell office:value-type="float" office:value="-64.1528213500977" calcext:value-type="float">
            <text:p>-64,1528213500977</text:p>
          </table:table-cell>
          <table:table-cell office:value-type="string" calcext:value-type="string">
            <text:p>0xc783e3c3c383c383e38380000000000000000000000000000000000000000000</text:p>
          </table:table-cell>
          <table:table-cell/>
        </table:table-row>
        <table:table-row table:style-name="ro1">
          <table:table-cell office:value-type="float" office:value="-64.0350527000427" calcext:value-type="float">
            <text:p>-64,0350527000427</text:p>
          </table:table-cell>
          <table:table-cell office:value-type="string" calcext:value-type="string">
            <text:p>0xc783e3c3c383c383e383c0000000000000000000000000000000000000000000</text:p>
          </table:table-cell>
          <table:table-cell/>
        </table:table-row>
        <table:table-row table:style-name="ro1">
          <table:table-cell office:value-type="float" office:value="-64.1421562957764" calcext:value-type="float">
            <text:p>-64,1421562957764</text:p>
          </table:table-cell>
          <table:table-cell office:value-type="string" calcext:value-type="string">
            <text:p>0xc783e3c3c383c383e383e0000000000000000000000000000000000000000000</text:p>
          </table:table-cell>
          <table:table-cell/>
        </table:table-row>
        <table:table-row table:style-name="ro1">
          <table:table-cell office:value-type="float" office:value="-64.2224286270142" calcext:value-type="float">
            <text:p>-64,2224286270142</text:p>
          </table:table-cell>
          <table:table-cell office:value-type="string" calcext:value-type="string">
            <text:p>0xc783e3c3c383c383e383d0000000000000000000000000000000000000000000</text:p>
          </table:table-cell>
          <table:table-cell/>
        </table:table-row>
        <table:table-row table:style-name="ro1">
          <table:table-cell office:value-type="float" office:value="-64.3482807159424" calcext:value-type="float">
            <text:p>-64,3482807159424</text:p>
          </table:table-cell>
          <table:table-cell office:value-type="string" calcext:value-type="string">
            <text:p>0xc783e3c3c383c383e383c8000000000000000000000000000000000000000000</text:p>
          </table:table-cell>
          <table:table-cell/>
        </table:table-row>
        <table:table-row table:style-name="ro1">
          <table:table-cell office:value-type="float" office:value="-64.1545395278931" calcext:value-type="float">
            <text:p>-64,1545395278931</text:p>
          </table:table-cell>
          <table:table-cell office:value-type="string" calcext:value-type="string">
            <text:p>0xc783e3c3c383c383e383c4000000000000000000000000000000000000000000</text:p>
          </table:table-cell>
          <table:table-cell/>
        </table:table-row>
        <table:table-row table:style-name="ro1">
          <table:table-cell office:value-type="float" office:value="-63.8634854888916" calcext:value-type="float">
            <text:p>-63,8634854888916</text:p>
          </table:table-cell>
          <table:table-cell office:value-type="string" calcext:value-type="string">
            <text:p>0xc783e3c3c383c383e383c2000000000000000000000000000000000000000000</text:p>
          </table:table-cell>
          <table:table-cell/>
        </table:table-row>
        <table:table-row table:style-name="ro1">
          <table:table-cell office:value-type="float" office:value="-63.6044278335571" calcext:value-type="float">
            <text:p>-63,6044278335571</text:p>
          </table:table-cell>
          <table:table-cell office:value-type="string" calcext:value-type="string">
            <text:p>0xc783e3c3c383c383e383c3000000000000000000000000000000000000000000</text:p>
          </table:table-cell>
          <table:table-cell/>
        </table:table-row>
        <table:table-row table:style-name="ro1">
          <table:table-cell office:value-type="float" office:value="-63.5417217826843" calcext:value-type="float">
            <text:p>-63,5417217826843</text:p>
          </table:table-cell>
          <table:table-cell office:value-type="string" calcext:value-type="string">
            <text:p>0xc783e3c3c383c383e383c3800000000000000000000000000000000000000000</text:p>
          </table:table-cell>
          <table:table-cell/>
        </table:table-row>
        <table:table-row table:style-name="ro1">
          <table:table-cell office:value-type="float" office:value="-63.5531834983826" calcext:value-type="float">
            <text:p>-63,5531834983826</text:p>
          </table:table-cell>
          <table:table-cell office:value-type="string" calcext:value-type="string">
            <text:p>0xc783e3c3c383c383e383c3c00000000000000000000000000000000000000000</text:p>
          </table:table-cell>
          <table:table-cell/>
        </table:table-row>
        <table:table-row table:style-name="ro1">
          <table:table-cell office:value-type="float" office:value="-63.6403129959107" calcext:value-type="float">
            <text:p>-63,6403129959107</text:p>
          </table:table-cell>
          <table:table-cell office:value-type="string" calcext:value-type="string">
            <text:p>0xc783e3c3c383c383e383c3a00000000000000000000000000000000000000000</text:p>
          </table:table-cell>
          <table:table-cell/>
        </table:table-row>
        <table:table-row table:style-name="ro1">
          <table:table-cell office:value-type="float" office:value="-63.8215029144287" calcext:value-type="float">
            <text:p>-63,8215029144287</text:p>
          </table:table-cell>
          <table:table-cell office:value-type="string" calcext:value-type="string">
            <text:p>0xc783e3c3c383c383e383c3900000000000000000000000000000000000000000</text:p>
          </table:table-cell>
          <table:table-cell/>
        </table:table-row>
        <table:table-row table:style-name="ro1">
          <table:table-cell office:value-type="float" office:value="-63.780487537384" calcext:value-type="float">
            <text:p>-63,780487537384</text:p>
          </table:table-cell>
          <table:table-cell office:value-type="string" calcext:value-type="string">
            <text:p>0xc783e3c3c383c383e383c3880000000000000000000000000000000000000000</text:p>
          </table:table-cell>
          <table:table-cell/>
        </table:table-row>
        <table:table-row table:style-name="ro1">
          <table:table-cell office:value-type="float" office:value="-63.6473125648499" calcext:value-type="float">
            <text:p>-63,6473125648499</text:p>
          </table:table-cell>
          <table:table-cell office:value-type="string" calcext:value-type="string">
            <text:p>0xc783e3c3c383c383e383c3840000000000000000000000000000000000000000</text:p>
          </table:table-cell>
          <table:table-cell/>
        </table:table-row>
        <table:table-row table:style-name="ro1">
          <table:table-cell office:value-type="float" office:value="-63.4356738853455" calcext:value-type="float">
            <text:p>-63,4356738853455</text:p>
          </table:table-cell>
          <table:table-cell office:value-type="string" calcext:value-type="string">
            <text:p>0xc783e3c3c383c383e383c3820000000000000000000000000000000000000000</text:p>
          </table:table-cell>
          <table:table-cell/>
        </table:table-row>
        <table:table-row table:style-name="ro1">
          <table:table-cell office:value-type="float" office:value="-63.2694747543335" calcext:value-type="float">
            <text:p>-63,2694747543335</text:p>
          </table:table-cell>
          <table:table-cell office:value-type="string" calcext:value-type="string">
            <text:p>0xc783e3c3c383c383e383c3830000000000000000000000000000000000000000</text:p>
          </table:table-cell>
          <table:table-cell/>
        </table:table-row>
        <table:table-row table:style-name="ro1">
          <table:table-cell office:value-type="float" office:value="-62.9984461975098" calcext:value-type="float">
            <text:p>-62,9984461975098</text:p>
          </table:table-cell>
          <table:table-cell office:value-type="string" calcext:value-type="string">
            <text:p>0xc783e3c3c383c383e383c3838000000000000000000000000000000000000000</text:p>
          </table:table-cell>
          <table:table-cell/>
        </table:table-row>
        <table:table-row table:style-name="ro1">
          <table:table-cell office:value-type="float" office:value="-62.8536820411682" calcext:value-type="float">
            <text:p>-62,8536820411682</text:p>
          </table:table-cell>
          <table:table-cell office:value-type="string" calcext:value-type="string">
            <text:p>0xc783e3c3c383c383e383c383c000000000000000000000000000000000000000</text:p>
          </table:table-cell>
          <table:table-cell/>
        </table:table-row>
        <table:table-row table:style-name="ro1">
          <table:table-cell office:value-type="float" office:value="-62.9078258323669" calcext:value-type="float">
            <text:p>-62,9078258323669</text:p>
          </table:table-cell>
          <table:table-cell office:value-type="string" calcext:value-type="string">
            <text:p>0xc783e3c3c383c383e383c383e000000000000000000000000000000000000000</text:p>
          </table:table-cell>
          <table:table-cell/>
        </table:table-row>
        <table:table-row table:style-name="ro1">
          <table:table-cell office:value-type="float" office:value="-63.0087219810486" calcext:value-type="float">
            <text:p>-63,0087219810486</text:p>
          </table:table-cell>
          <table:table-cell office:value-type="string" calcext:value-type="string">
            <text:p>0xc783e3c3c383c383e383c383d000000000000000000000000000000000000000</text:p>
          </table:table-cell>
          <table:table-cell/>
        </table:table-row>
        <table:table-row table:style-name="ro1">
          <table:table-cell office:value-type="float" office:value="-63.0452645492554" calcext:value-type="float">
            <text:p>-63,0452645492554</text:p>
          </table:table-cell>
          <table:table-cell office:value-type="string" calcext:value-type="string">
            <text:p>0xc783e3c3c383c383e383c383c800000000000000000000000000000000000000</text:p>
          </table:table-cell>
          <table:table-cell/>
        </table:table-row>
        <table:table-row table:style-name="ro1">
          <table:table-cell office:value-type="float" office:value="-62.9064694404602" calcext:value-type="float">
            <text:p>-62,9064694404602</text:p>
          </table:table-cell>
          <table:table-cell office:value-type="string" calcext:value-type="string">
            <text:p>0xc783e3c3c383c383e383c383c400000000000000000000000000000000000000</text:p>
          </table:table-cell>
          <table:table-cell/>
        </table:table-row>
        <table:table-row table:style-name="ro1">
          <table:table-cell office:value-type="float" office:value="-62.7160213279724" calcext:value-type="float">
            <text:p>-62,7160213279724</text:p>
          </table:table-cell>
          <table:table-cell office:value-type="string" calcext:value-type="string">
            <text:p>0xc783e3c3c383c383e383c383c200000000000000000000000000000000000000</text:p>
          </table:table-cell>
          <table:table-cell/>
        </table:table-row>
        <table:table-row table:style-name="ro1">
          <table:table-cell office:value-type="float" office:value="-62.5501748275757" calcext:value-type="float">
            <text:p>-62,5501748275757</text:p>
          </table:table-cell>
          <table:table-cell office:value-type="string" calcext:value-type="string">
            <text:p>0xc783e3c3c383c383e383c383c300000000000000000000000000000000000000</text:p>
          </table:table-cell>
          <table:table-cell/>
        </table:table-row>
        <table:table-row table:style-name="ro1">
          <table:table-cell office:value-type="float" office:value="-62.4709232139587" calcext:value-type="float">
            <text:p>-62,4709232139587</text:p>
          </table:table-cell>
          <table:table-cell office:value-type="string" calcext:value-type="string">
            <text:p>0xc783e3c3c383c383e383c383c380000000000000000000000000000000000000</text:p>
          </table:table-cell>
          <table:table-cell/>
        </table:table-row>
        <table:table-row table:style-name="ro1">
          <table:table-cell office:value-type="float" office:value="-62.4748048019409" calcext:value-type="float">
            <text:p>-62,4748048019409</text:p>
          </table:table-cell>
          <table:table-cell office:value-type="string" calcext:value-type="string">
            <text:p>0xc783e3c3c383c383e383c383c3c0000000000000000000000000000000000000</text:p>
          </table:table-cell>
          <table:table-cell/>
        </table:table-row>
        <table:table-row table:style-name="ro1">
          <table:table-cell office:value-type="float" office:value="-62.5241741371155" calcext:value-type="float">
            <text:p>-62,5241741371155</text:p>
          </table:table-cell>
          <table:table-cell office:value-type="string" calcext:value-type="string">
            <text:p>0xc783e3c3c383c383e383c383c3a0000000000000000000000000000000000000</text:p>
          </table:table-cell>
          <table:table-cell/>
        </table:table-row>
        <table:table-row table:style-name="ro1">
          <table:table-cell office:value-type="float" office:value="-62.6597306251526" calcext:value-type="float">
            <text:p>-62,6597306251526</text:p>
          </table:table-cell>
          <table:table-cell office:value-type="string" calcext:value-type="string">
            <text:p>0xc783e3c3c383c383e383c383c390000000000000000000000000000000000000</text:p>
          </table:table-cell>
          <table:table-cell/>
        </table:table-row>
        <table:table-row table:style-name="ro1">
          <table:table-cell office:value-type="float" office:value="-62.566895236969" calcext:value-type="float">
            <text:p>-62,566895236969</text:p>
          </table:table-cell>
          <table:table-cell office:value-type="string" calcext:value-type="string">
            <text:p>0xc783e3c3c383c383e383c383c388000000000000000000000000000000000000</text:p>
          </table:table-cell>
          <table:table-cell/>
        </table:table-row>
        <table:table-row table:style-name="ro1">
          <table:table-cell office:value-type="float" office:value="-62.536761264801" calcext:value-type="float">
            <text:p>-62,536761264801</text:p>
          </table:table-cell>
          <table:table-cell office:value-type="string" calcext:value-type="string">
            <text:p>0xc783e3c3c383c383e383c383c384000000000000000000000000000000000000</text:p>
          </table:table-cell>
          <table:table-cell/>
        </table:table-row>
        <table:table-row table:style-name="ro1">
          <table:table-cell office:value-type="float" office:value="-62.415306930542" calcext:value-type="float">
            <text:p>-62,415306930542</text:p>
          </table:table-cell>
          <table:table-cell office:value-type="string" calcext:value-type="string">
            <text:p>0xc783e3c3c383c383e383c383c382000000000000000000000000000000000000</text:p>
          </table:table-cell>
          <table:table-cell/>
        </table:table-row>
        <table:table-row table:style-name="ro1">
          <table:table-cell office:value-type="float" office:value="-62.1996113586426" calcext:value-type="float">
            <text:p>-62,1996113586426</text:p>
          </table:table-cell>
          <table:table-cell office:value-type="string" calcext:value-type="string">
            <text:p>0xc783e3c3c383c383e383c383c383000000000000000000000000000000000000</text:p>
          </table:table-cell>
          <table:table-cell/>
        </table:table-row>
        <table:table-row table:style-name="ro1">
          <table:table-cell office:value-type="float" office:value="-62.0888528442383" calcext:value-type="float">
            <text:p>-62,0888528442383</text:p>
          </table:table-cell>
          <table:table-cell office:value-type="string" calcext:value-type="string">
            <text:p>0xc783e3c3c383c383e383c383c383800000000000000000000000000000000000</text:p>
          </table:table-cell>
          <table:table-cell/>
        </table:table-row>
        <table:table-row table:style-name="ro1">
          <table:table-cell office:value-type="float" office:value="-62.0495151329041" calcext:value-type="float">
            <text:p>-62,0495151329041</text:p>
          </table:table-cell>
          <table:table-cell office:value-type="string" calcext:value-type="string">
            <text:p>0xc783e3c3c383c383e383c383c383c00000000000000000000000000000000000</text:p>
          </table:table-cell>
          <table:table-cell/>
        </table:table-row>
        <table:table-row table:style-name="ro1">
          <table:table-cell office:value-type="float" office:value="-62.0360989189148" calcext:value-type="float">
            <text:p>-62,0360989189148</text:p>
          </table:table-cell>
          <table:table-cell office:value-type="string" calcext:value-type="string">
            <text:p>0xc783e3c3c383c383e383c383c383e00000000000000000000000000000000000</text:p>
          </table:table-cell>
          <table:table-cell/>
        </table:table-row>
        <table:table-row table:style-name="ro1">
          <table:table-cell office:value-type="float" office:value="-62.2477473640442" calcext:value-type="float">
            <text:p>-62,2477473640442</text:p>
          </table:table-cell>
          <table:table-cell office:value-type="string" calcext:value-type="string">
            <text:p>0xc783e3c3c383c383e383c383c383f00000000000000000000000000000000000</text:p>
          </table:table-cell>
          <table:table-cell/>
        </table:table-row>
        <table:table-row table:style-name="ro1">
          <table:table-cell office:value-type="float" office:value="-62.2647402191162" calcext:value-type="float">
            <text:p>-62,2647402191162</text:p>
          </table:table-cell>
          <table:table-cell office:value-type="string" calcext:value-type="string">
            <text:p>0xc783e3c3c383c383e383c383c383e80000000000000000000000000000000000</text:p>
          </table:table-cell>
          <table:table-cell/>
        </table:table-row>
        <table:table-row table:style-name="ro1">
          <table:table-cell office:value-type="float" office:value="-62.0719528388977" calcext:value-type="float">
            <text:p>-62,0719528388977</text:p>
          </table:table-cell>
          <table:table-cell office:value-type="string" calcext:value-type="string">
            <text:p>0xc783e3c3c383c383e383c383c383e40000000000000000000000000000000000</text:p>
          </table:table-cell>
          <table:table-cell/>
        </table:table-row>
        <table:table-row table:style-name="ro1">
          <table:table-cell office:value-type="float" office:value="-61.9182629203796" calcext:value-type="float">
            <text:p>-61,9182629203796</text:p>
          </table:table-cell>
          <table:table-cell office:value-type="string" calcext:value-type="string">
            <text:p>0xc783e3c3c383c383e383c383c383e20000000000000000000000000000000000</text:p>
          </table:table-cell>
          <table:table-cell/>
        </table:table-row>
        <table:table-row table:style-name="ro1">
          <table:table-cell office:value-type="float" office:value="-61.7931110191345" calcext:value-type="float">
            <text:p>-61,7931110191345</text:p>
          </table:table-cell>
          <table:table-cell office:value-type="string" calcext:value-type="string">
            <text:p>0xc783e3c3c383c383e383c383c383e30000000000000000000000000000000000</text:p>
          </table:table-cell>
          <table:table-cell/>
        </table:table-row>
        <table:table-row table:style-name="ro1">
          <table:table-cell office:value-type="float" office:value="-61.7249087333679" calcext:value-type="float">
            <text:p>-61,7249087333679</text:p>
          </table:table-cell>
          <table:table-cell office:value-type="string" calcext:value-type="string">
            <text:p>0xc783e3c3c383c383e383c383c383e38000000000000000000000000000000000</text:p>
          </table:table-cell>
          <table:table-cell/>
        </table:table-row>
        <table:table-row table:style-name="ro1">
          <table:table-cell office:value-type="float" office:value="-61.7044457054138" calcext:value-type="float">
            <text:p>-61,7044457054138</text:p>
          </table:table-cell>
          <table:table-cell office:value-type="string" calcext:value-type="string">
            <text:p>0xc783e3c3c383c383e383c383c383e3c000000000000000000000000000000000</text:p>
          </table:table-cell>
          <table:table-cell/>
        </table:table-row>
        <table:table-row table:style-name="ro1">
          <table:table-cell office:value-type="float" office:value="-61.7878132247925" calcext:value-type="float">
            <text:p>-61,7878132247925</text:p>
          </table:table-cell>
          <table:table-cell office:value-type="string" calcext:value-type="string">
            <text:p>0xc783e3c3c383c383e383c383c383e3e000000000000000000000000000000000</text:p>
          </table:table-cell>
          <table:table-cell/>
        </table:table-row>
        <table:table-row table:style-name="ro1">
          <table:table-cell office:value-type="float" office:value="-61.9424696731567" calcext:value-type="float">
            <text:p>-61,9424696731567</text:p>
          </table:table-cell>
          <table:table-cell office:value-type="string" calcext:value-type="string">
            <text:p>0xc783e3c3c383c383e383c383c383e3d000000000000000000000000000000000</text:p>
          </table:table-cell>
          <table:table-cell/>
        </table:table-row>
        <table:table-row table:style-name="ro1">
          <table:table-cell office:value-type="float" office:value="-61.9434036254883" calcext:value-type="float">
            <text:p>-61,9434036254883</text:p>
          </table:table-cell>
          <table:table-cell office:value-type="string" calcext:value-type="string">
            <text:p>0xc783e3c3c383c383e383c383c383e3c800000000000000000000000000000000</text:p>
          </table:table-cell>
          <table:table-cell/>
        </table:table-row>
        <table:table-row table:style-name="ro1">
          <table:table-cell office:value-type="float" office:value="-61.8571950340271" calcext:value-type="float">
            <text:p>-61,8571950340271</text:p>
          </table:table-cell>
          <table:table-cell office:value-type="string" calcext:value-type="string">
            <text:p>0xc783e3c3c383c383e383c383c383e3c400000000000000000000000000000000</text:p>
          </table:table-cell>
          <table:table-cell/>
        </table:table-row>
        <table:table-row table:style-name="ro1">
          <table:table-cell office:value-type="float" office:value="-61.6737568092346" calcext:value-type="float">
            <text:p>-61,6737568092346</text:p>
          </table:table-cell>
          <table:table-cell office:value-type="string" calcext:value-type="string">
            <text:p>0xc783e3c3c383c383e383c383c383e3c200000000000000000000000000000000</text:p>
          </table:table-cell>
          <table:table-cell/>
        </table:table-row>
        <table:table-row table:style-name="ro1">
          <table:table-cell office:value-type="float" office:value="-61.5464399719238" calcext:value-type="float">
            <text:p>-61,5464399719238</text:p>
          </table:table-cell>
          <table:table-cell office:value-type="string" calcext:value-type="string">
            <text:p>0xc783e3c3c383c383e383c383c383e3c300000000000000000000000000000000</text:p>
          </table:table-cell>
          <table:table-cell/>
        </table:table-row>
        <table:table-row table:style-name="ro1">
          <table:table-cell office:value-type="float" office:value="-61.463447227478" calcext:value-type="float">
            <text:p>-61,463447227478</text:p>
          </table:table-cell>
          <table:table-cell office:value-type="string" calcext:value-type="string">
            <text:p>0xc783e3c3c383c383e383c383c383e3c380000000000000000000000000000000</text:p>
          </table:table-cell>
          <table:table-cell/>
        </table:table-row>
        <table:table-row table:style-name="ro1">
          <table:table-cell office:value-type="float" office:value="-61.4514956092835" calcext:value-type="float">
            <text:p>-61,4514956092835</text:p>
          </table:table-cell>
          <table:table-cell office:value-type="string" calcext:value-type="string">
            <text:p>0xc783e3c3c383c383e383c383c383e3c3c0000000000000000000000000000000</text:p>
          </table:table-cell>
          <table:table-cell/>
        </table:table-row>
        <table:table-row table:style-name="ro1">
          <table:table-cell office:value-type="float" office:value="-61.541960105896" calcext:value-type="float">
            <text:p>-61,541960105896</text:p>
          </table:table-cell>
          <table:table-cell office:value-type="string" calcext:value-type="string">
            <text:p>0xc783e3c3c383c383e383c383c383e3c3e0000000000000000000000000000000</text:p>
          </table:table-cell>
          <table:table-cell/>
        </table:table-row>
        <table:table-row table:style-name="ro1">
          <table:table-cell office:value-type="float" office:value="-61.6579659843445" calcext:value-type="float">
            <text:p>-61,6579659843445</text:p>
          </table:table-cell>
          <table:table-cell office:value-type="string" calcext:value-type="string">
            <text:p>0xc783e3c3c383c383e383c383c383e3c3d0000000000000000000000000000000</text:p>
          </table:table-cell>
          <table:table-cell/>
        </table:table-row>
        <table:table-row table:style-name="ro1">
          <table:table-cell office:value-type="float" office:value="-61.6243135261536" calcext:value-type="float">
            <text:p>-61,6243135261536</text:p>
          </table:table-cell>
          <table:table-cell office:value-type="string" calcext:value-type="string">
            <text:p>0xc783e3c3c383c383e383c383c383e3c3c8000000000000000000000000000000</text:p>
          </table:table-cell>
          <table:table-cell/>
        </table:table-row>
        <table:table-row table:style-name="ro1">
          <table:table-cell office:value-type="float" office:value="-61.4823371124268" calcext:value-type="float">
            <text:p>-61,4823371124268</text:p>
          </table:table-cell>
          <table:table-cell office:value-type="string" calcext:value-type="string">
            <text:p>0xc783e3c3c383c383e383c383c383e3c3c4000000000000000000000000000000</text:p>
          </table:table-cell>
          <table:table-cell/>
        </table:table-row>
        <table:table-row table:style-name="ro1">
          <table:table-cell office:value-type="float" office:value="-61.3174517822266" calcext:value-type="float">
            <text:p>-61,3174517822266</text:p>
          </table:table-cell>
          <table:table-cell office:value-type="string" calcext:value-type="string">
            <text:p>0xc783e3c3c383c383e383c383c383e3c3c2000000000000000000000000000000</text:p>
          </table:table-cell>
          <table:table-cell/>
        </table:table-row>
        <table:table-row table:style-name="ro1">
          <table:table-cell office:value-type="float" office:value="-61.1893412208557" calcext:value-type="float">
            <text:p>-61,1893412208557</text:p>
          </table:table-cell>
          <table:table-cell office:value-type="string" calcext:value-type="string">
            <text:p>0xc783e3c3c383c383e383c383c383e3c3c3000000000000000000000000000000</text:p>
          </table:table-cell>
          <table:table-cell/>
        </table:table-row>
        <table:table-row table:style-name="ro1">
          <table:table-cell office:value-type="float" office:value="-61.1729020309448" calcext:value-type="float">
            <text:p>-61,1729020309448</text:p>
          </table:table-cell>
          <table:table-cell office:value-type="string" calcext:value-type="string">
            <text:p>0xc783e3c3c383c383e383c383c383e3c3c3800000000000000000000000000000</text:p>
          </table:table-cell>
          <table:table-cell/>
        </table:table-row>
        <table:table-row table:style-name="ro1">
          <table:table-cell office:value-type="float" office:value="-61.2563368797302" calcext:value-type="float">
            <text:p>-61,2563368797302</text:p>
          </table:table-cell>
          <table:table-cell office:value-type="string" calcext:value-type="string">
            <text:p>0xc783e3c3c383c383e383c383c383e3c3c3c00000000000000000000000000000</text:p>
          </table:table-cell>
          <table:table-cell/>
        </table:table-row>
        <table:table-row table:style-name="ro1">
          <table:table-cell office:value-type="float" office:value="-61.2838194465637" calcext:value-type="float">
            <text:p>-61,2838194465637</text:p>
          </table:table-cell>
          <table:table-cell office:value-type="string" calcext:value-type="string">
            <text:p>0xc783e3c3c383c383e383c383c383e3c3c3a00000000000000000000000000000</text:p>
          </table:table-cell>
          <table:table-cell/>
        </table:table-row>
        <table:table-row table:style-name="ro1">
          <table:table-cell office:value-type="float" office:value="-61.3960206031799" calcext:value-type="float">
            <text:p>-61,3960206031799</text:p>
          </table:table-cell>
          <table:table-cell office:value-type="string" calcext:value-type="string">
            <text:p>0xc783e3c3c383c383e383c383c383e3c3c3900000000000000000000000000000</text:p>
          </table:table-cell>
          <table:table-cell/>
        </table:table-row>
        <table:table-row table:style-name="ro1">
          <table:table-cell office:value-type="float" office:value="-61.4363690948486" calcext:value-type="float">
            <text:p>-61,4363690948486</text:p>
          </table:table-cell>
          <table:table-cell office:value-type="string" calcext:value-type="string">
            <text:p>0xc783e3c3c383c383e383c383c383e3c3c3880000000000000000000000000000</text:p>
          </table:table-cell>
          <table:table-cell/>
        </table:table-row>
        <table:table-row table:style-name="ro1">
          <table:table-cell office:value-type="float" office:value="-61.2884406852722" calcext:value-type="float">
            <text:p>-61,2884406852722</text:p>
          </table:table-cell>
          <table:table-cell office:value-type="string" calcext:value-type="string">
            <text:p>0xc783e3c3c383c383e383c383c383e3c3c3840000000000000000000000000000</text:p>
          </table:table-cell>
          <table:table-cell/>
        </table:table-row>
        <table:table-row table:style-name="ro1">
          <table:table-cell office:value-type="float" office:value="-61.0893523788452" calcext:value-type="float">
            <text:p>-61,0893523788452</text:p>
          </table:table-cell>
          <table:table-cell office:value-type="string" calcext:value-type="string">
            <text:p>0xc783e3c3c383c383e383c383c383e3c3c3820000000000000000000000000000</text:p>
          </table:table-cell>
          <table:table-cell/>
        </table:table-row>
        <table:table-row table:style-name="ro1">
          <table:table-cell office:value-type="float" office:value="-60.9695161819458" calcext:value-type="float">
            <text:p>-60,9695161819458</text:p>
          </table:table-cell>
          <table:table-cell office:value-type="string" calcext:value-type="string">
            <text:p>0xc783e3c3c383c383e383c383c383e3c3c3830000000000000000000000000000</text:p>
          </table:table-cell>
          <table:table-cell/>
        </table:table-row>
        <table:table-row table:style-name="ro1">
          <table:table-cell office:value-type="float" office:value="-60.8127861404419" calcext:value-type="float">
            <text:p>-60,8127861404419</text:p>
          </table:table-cell>
          <table:table-cell office:value-type="string" calcext:value-type="string">
            <text:p>0xc783e3c3c383c383e383c383c383e3c3c3838000000000000000000000000000</text:p>
          </table:table-cell>
          <table:table-cell/>
        </table:table-row>
        <table:table-row table:style-name="ro1">
          <table:table-cell office:value-type="float" office:value="-60.7236365509033" calcext:value-type="float">
            <text:p>-60,7236365509033</text:p>
          </table:table-cell>
          <table:table-cell office:value-type="string" calcext:value-type="string">
            <text:p>0xc783e3c3c383c383e383c383c383e3c3c383c000000000000000000000000000</text:p>
          </table:table-cell>
          <table:table-cell/>
        </table:table-row>
        <table:table-row table:style-name="ro1">
          <table:table-cell office:value-type="float" office:value="-60.7269284820557" calcext:value-type="float">
            <text:p>-60,7269284820557</text:p>
          </table:table-cell>
          <table:table-cell office:value-type="string" calcext:value-type="string">
            <text:p>0xc783e3c3c383c383e383c383c383e3c3c383e000000000000000000000000000</text:p>
          </table:table-cell>
          <table:table-cell/>
        </table:table-row>
        <table:table-row table:style-name="ro1">
          <table:table-cell office:value-type="float" office:value="-60.8072386360169" calcext:value-type="float">
            <text:p>-60,8072386360169</text:p>
          </table:table-cell>
          <table:table-cell office:value-type="string" calcext:value-type="string">
            <text:p>0xc783e3c3c383c383e383c383c383e3c3c383d000000000000000000000000000</text:p>
          </table:table-cell>
          <table:table-cell/>
        </table:table-row>
        <table:table-row table:style-name="ro1">
          <table:table-cell office:value-type="float" office:value="-60.9006471824646" calcext:value-type="float">
            <text:p>-60,9006471824646</text:p>
          </table:table-cell>
          <table:table-cell office:value-type="string" calcext:value-type="string">
            <text:p>0xc783e3c3c383c383e383c383c383e3c3c383c800000000000000000000000000</text:p>
          </table:table-cell>
          <table:table-cell/>
        </table:table-row>
        <table:table-row table:style-name="ro1">
          <table:table-cell office:value-type="float" office:value="-60.8417201423645" calcext:value-type="float">
            <text:p>-60,8417201423645</text:p>
          </table:table-cell>
          <table:table-cell office:value-type="string" calcext:value-type="string">
            <text:p>0xc783e3c3c383c383e383c383c383e3c3c383c400000000000000000000000000</text:p>
          </table:table-cell>
          <table:table-cell/>
        </table:table-row>
        <table:table-row table:style-name="ro1">
          <table:table-cell office:value-type="float" office:value="-60.6574849319458" calcext:value-type="float">
            <text:p>-60,6574849319458</text:p>
          </table:table-cell>
          <table:table-cell office:value-type="string" calcext:value-type="string">
            <text:p>0xc783e3c3c383c383e383c383c383e3c3c383c200000000000000000000000000</text:p>
          </table:table-cell>
          <table:table-cell/>
        </table:table-row>
        <table:table-row table:style-name="ro1">
          <table:table-cell office:value-type="float" office:value="-60.5019627380371" calcext:value-type="float">
            <text:p>-60,5019627380371</text:p>
          </table:table-cell>
          <table:table-cell office:value-type="string" calcext:value-type="string">
            <text:p>0xc783e3c3c383c383e383c383c383e3c3c383c300000000000000000000000000</text:p>
          </table:table-cell>
          <table:table-cell/>
        </table:table-row>
        <table:table-row table:style-name="ro1">
          <table:table-cell office:value-type="float" office:value="-60.4263827323914" calcext:value-type="float">
            <text:p>-60,4263827323914</text:p>
          </table:table-cell>
          <table:table-cell office:value-type="string" calcext:value-type="string">
            <text:p>0xc783e3c3c383c383e383c383c383e3c3c383c380000000000000000000000000</text:p>
          </table:table-cell>
          <table:table-cell/>
        </table:table-row>
        <table:table-row table:style-name="ro1">
          <table:table-cell office:value-type="float" office:value="-60.3886107826233" calcext:value-type="float">
            <text:p>-60,3886107826233</text:p>
          </table:table-cell>
          <table:table-cell office:value-type="string" calcext:value-type="string">
            <text:p>0xc783e3c3c383c383e383c383c383e3c3c383c3c0000000000000000000000000</text:p>
          </table:table-cell>
          <table:table-cell/>
        </table:table-row>
        <table:table-row table:style-name="ro1">
          <table:table-cell office:value-type="float" office:value="-60.4247100257874" calcext:value-type="float">
            <text:p>-60,4247100257874</text:p>
          </table:table-cell>
          <table:table-cell office:value-type="string" calcext:value-type="string">
            <text:p>0xc783e3c3c383c383e383c383c383e3c3c383c3e0000000000000000000000000</text:p>
          </table:table-cell>
          <table:table-cell/>
        </table:table-row>
        <table:table-row table:style-name="ro1">
          <table:table-cell office:value-type="float" office:value="-60.5364155006409" calcext:value-type="float">
            <text:p>-60,5364155006409</text:p>
          </table:table-cell>
          <table:table-cell office:value-type="string" calcext:value-type="string">
            <text:p>0xc783e3c3c383c383e383c383c383e3c3c383c3d0000000000000000000000000</text:p>
          </table:table-cell>
          <table:table-cell/>
        </table:table-row>
        <table:table-row table:style-name="ro1">
          <table:table-cell office:value-type="float" office:value="-60.5246023368836" calcext:value-type="float">
            <text:p>-60,5246023368836</text:p>
          </table:table-cell>
          <table:table-cell office:value-type="string" calcext:value-type="string">
            <text:p>0xc783e3c3c383c383e383c383c383e3c3c383c3c8000000000000000000000000</text:p>
          </table:table-cell>
          <table:table-cell/>
        </table:table-row>
        <table:table-row table:style-name="ro1">
          <table:table-cell office:value-type="float" office:value="-60.4442335700989" calcext:value-type="float">
            <text:p>-60,4442335700989</text:p>
          </table:table-cell>
          <table:table-cell office:value-type="string" calcext:value-type="string">
            <text:p>0xc783e3c3c383c383e383c383c383e3c3c383c3c4000000000000000000000000</text:p>
          </table:table-cell>
          <table:table-cell/>
        </table:table-row>
        <table:table-row table:style-name="ro1">
          <table:table-cell office:value-type="float" office:value="-60.3240921020508" calcext:value-type="float">
            <text:p>-60,3240921020508</text:p>
          </table:table-cell>
          <table:table-cell office:value-type="string" calcext:value-type="string">
            <text:p>0xc783e3c3c383c383e383c383c383e3c3c383c3c2000000000000000000000000</text:p>
          </table:table-cell>
          <table:table-cell/>
        </table:table-row>
        <table:table-row table:style-name="ro1">
          <table:table-cell office:value-type="float" office:value="-60.1520616912842" calcext:value-type="float">
            <text:p>-60,1520616912842</text:p>
          </table:table-cell>
          <table:table-cell office:value-type="string" calcext:value-type="string">
            <text:p>0xc783e3c3c383c383e383c383c383e3c3c383c3c3000000000000000000000000</text:p>
          </table:table-cell>
          <table:table-cell/>
        </table:table-row>
        <table:table-row table:style-name="ro1">
          <table:table-cell office:value-type="float" office:value="-60.0160842132568" calcext:value-type="float">
            <text:p>-60,0160842132568</text:p>
          </table:table-cell>
          <table:table-cell office:value-type="string" calcext:value-type="string">
            <text:p>0xc783e3c3c383c383e383c383c383e3c3c383c3c3800000000000000000000000</text:p>
          </table:table-cell>
          <table:table-cell/>
        </table:table-row>
        <table:table-row table:style-name="ro1">
          <table:table-cell office:value-type="float" office:value="-59.8973118782044" calcext:value-type="float">
            <text:p>-59,8973118782044</text:p>
          </table:table-cell>
          <table:table-cell office:value-type="string" calcext:value-type="string">
            <text:p>0xc783e3c3c383c383e383c383c383e3c3c383c3c3c00000000000000000000000</text:p>
          </table:table-cell>
          <table:table-cell/>
        </table:table-row>
        <table:table-row table:style-name="ro1">
          <table:table-cell office:value-type="float" office:value="-59.804417552948" calcext:value-type="float">
            <text:p>-59,804417552948</text:p>
          </table:table-cell>
          <table:table-cell office:value-type="string" calcext:value-type="string">
            <text:p>0xc783e3c3c383c383e383c383c383e3c3c383c3c3e00000000000000000000000</text:p>
          </table:table-cell>
          <table:table-cell/>
        </table:table-row>
        <table:table-row table:style-name="ro1">
          <table:table-cell office:value-type="float" office:value="-59.8849271583557" calcext:value-type="float">
            <text:p>-59,8849271583557</text:p>
          </table:table-cell>
          <table:table-cell office:value-type="string" calcext:value-type="string">
            <text:p>0xc783e3c3c383c383e383c383c383e3c3c383c3c3f00000000000000000000000</text:p>
          </table:table-cell>
          <table:table-cell/>
        </table:table-row>
        <table:table-row table:style-name="ro1">
          <table:table-cell office:value-type="float" office:value="-59.935398273468" calcext:value-type="float">
            <text:p>-59,935398273468</text:p>
          </table:table-cell>
          <table:table-cell office:value-type="string" calcext:value-type="string">
            <text:p>0xc783e3c3c383c383e383c383c383e3c3c383c3c3e80000000000000000000000</text:p>
          </table:table-cell>
          <table:table-cell/>
        </table:table-row>
        <table:table-row table:style-name="ro1">
          <table:table-cell office:value-type="float" office:value="-59.9306172561646" calcext:value-type="float">
            <text:p>-59,9306172561646</text:p>
          </table:table-cell>
          <table:table-cell office:value-type="string" calcext:value-type="string">
            <text:p>0xc783e3c3c383c383e383c383c383e3c3c383c3c3e40000000000000000000000</text:p>
          </table:table-cell>
          <table:table-cell/>
        </table:table-row>
        <table:table-row table:style-name="ro1">
          <table:table-cell office:value-type="float" office:value="-59.774314956665" calcext:value-type="float">
            <text:p>-59,774314956665</text:p>
          </table:table-cell>
          <table:table-cell office:value-type="string" calcext:value-type="string">
            <text:p>0xc783e3c3c383c383e383c383c383e3c3c383c3c3e20000000000000000000000</text:p>
          </table:table-cell>
          <table:table-cell/>
        </table:table-row>
        <table:table-row table:style-name="ro1">
          <table:table-cell office:value-type="float" office:value="-59.6148803138733" calcext:value-type="float">
            <text:p>-59,6148803138733</text:p>
          </table:table-cell>
          <table:table-cell office:value-type="string" calcext:value-type="string">
            <text:p>0xc783e3c3c383c383e383c383c383e3c3c383c3c3e30000000000000000000000</text:p>
          </table:table-cell>
          <table:table-cell/>
        </table:table-row>
        <table:table-row table:style-name="ro1">
          <table:table-cell office:value-type="float" office:value="-59.4990760421753" calcext:value-type="float">
            <text:p>-59,4990760421753</text:p>
          </table:table-cell>
          <table:table-cell office:value-type="string" calcext:value-type="string">
            <text:p>0xc783e3c3c383c383e383c383c383e3c3c383c3c3e38000000000000000000000</text:p>
          </table:table-cell>
          <table:table-cell/>
        </table:table-row>
        <table:table-row table:style-name="ro1">
          <table:table-cell office:value-type="float" office:value="-59.4573867607117" calcext:value-type="float">
            <text:p>-59,4573867607117</text:p>
          </table:table-cell>
          <table:table-cell office:value-type="string" calcext:value-type="string">
            <text:p>0xc783e3c3c383c383e383c383c383e3c3c383c3c3e3c000000000000000000000</text:p>
          </table:table-cell>
          <table:table-cell/>
        </table:table-row>
        <table:table-row table:style-name="ro1">
          <table:table-cell office:value-type="float" office:value="-59.4563889694214" calcext:value-type="float">
            <text:p>-59,4563889694214</text:p>
          </table:table-cell>
          <table:table-cell office:value-type="string" calcext:value-type="string">
            <text:p>0xc783e3c3c383c383e383c383c383e3c3c383c3c3e3e000000000000000000000</text:p>
          </table:table-cell>
          <table:table-cell/>
        </table:table-row>
        <table:table-row table:style-name="ro1">
          <table:table-cell office:value-type="float" office:value="-59.5645543479919" calcext:value-type="float">
            <text:p>-59,5645543479919</text:p>
          </table:table-cell>
          <table:table-cell office:value-type="string" calcext:value-type="string">
            <text:p>0xc783e3c3c383c383e383c383c383e3c3c383c3c3e3f000000000000000000000</text:p>
          </table:table-cell>
          <table:table-cell/>
        </table:table-row>
        <table:table-row table:style-name="ro1">
          <table:table-cell office:value-type="float" office:value="-59.5506998252869" calcext:value-type="float">
            <text:p>-59,5506998252869</text:p>
          </table:table-cell>
          <table:table-cell office:value-type="string" calcext:value-type="string">
            <text:p>0xc783e3c3c383c383e383c383c383e3c3c383c3c3e3e800000000000000000000</text:p>
          </table:table-cell>
          <table:table-cell/>
        </table:table-row>
        <table:table-row table:style-name="ro1">
          <table:table-cell office:value-type="float" office:value="-59.5408780670166" calcext:value-type="float">
            <text:p>-59,5408780670166</text:p>
          </table:table-cell>
          <table:table-cell office:value-type="string" calcext:value-type="string">
            <text:p>0xc783e3c3c383c383e383c383c383e3c3c383c3c3e3e400000000000000000000</text:p>
          </table:table-cell>
          <table:table-cell/>
        </table:table-row>
        <table:table-row table:style-name="ro1">
          <table:table-cell office:value-type="float" office:value="-59.4506259155274" calcext:value-type="float">
            <text:p>-59,4506259155274</text:p>
          </table:table-cell>
          <table:table-cell office:value-type="string" calcext:value-type="string">
            <text:p>0xc783e3c3c383c383e383c383c383e3c3c383c3c3e3e200000000000000000000</text:p>
          </table:table-cell>
          <table:table-cell/>
        </table:table-row>
        <table:table-row table:style-name="ro1">
          <table:table-cell office:value-type="float" office:value="-59.3458409881592" calcext:value-type="float">
            <text:p>-59,3458409881592</text:p>
          </table:table-cell>
          <table:table-cell office:value-type="string" calcext:value-type="string">
            <text:p>0xc783e3c3c383c383e383c383c383e3c3c383c3c3e3e300000000000000000000</text:p>
          </table:table-cell>
          <table:table-cell/>
        </table:table-row>
        <table:table-row table:style-name="ro1">
          <table:table-cell office:value-type="float" office:value="-59.2702402305603" calcext:value-type="float">
            <text:p>-59,2702402305603</text:p>
          </table:table-cell>
          <table:table-cell office:value-type="string" calcext:value-type="string">
            <text:p>0xc783e3c3c383c383e383c383c383e3c3c383c3c3e3e380000000000000000000</text:p>
          </table:table-cell>
          <table:table-cell/>
        </table:table-row>
        <table:table-row table:style-name="ro1">
          <table:table-cell office:value-type="float" office:value="-59.1973689842224" calcext:value-type="float">
            <text:p>-59,1973689842224</text:p>
          </table:table-cell>
          <table:table-cell office:value-type="string" calcext:value-type="string">
            <text:p>0xc783e3c3c383c383e383c383c383e3c3c383c3c3e3e3c0000000000000000000</text:p>
          </table:table-cell>
          <table:table-cell/>
        </table:table-row>
        <table:table-row table:style-name="ro1">
          <table:table-cell office:value-type="float" office:value="-59.2255744743347" calcext:value-type="float">
            <text:p>-59,2255744743347</text:p>
          </table:table-cell>
          <table:table-cell office:value-type="string" calcext:value-type="string">
            <text:p>0xc783e3c3c383c383e383c383c383e3c3c383c3c3e3e3e0000000000000000000</text:p>
          </table:table-cell>
          <table:table-cell/>
        </table:table-row>
        <table:table-row table:style-name="ro1">
          <table:table-cell office:value-type="float" office:value="-59.3322452545166" calcext:value-type="float">
            <text:p>-59,3322452545166</text:p>
          </table:table-cell>
          <table:table-cell office:value-type="string" calcext:value-type="string">
            <text:p>0xc783e3c3c383c383e383c383c383e3c3c383c3c3e3e3d0000000000000000000</text:p>
          </table:table-cell>
          <table:table-cell/>
        </table:table-row>
        <table:table-row table:style-name="ro1">
          <table:table-cell office:value-type="float" office:value="-59.4278684997559" calcext:value-type="float">
            <text:p>-59,4278684997559</text:p>
          </table:table-cell>
          <table:table-cell office:value-type="string" calcext:value-type="string">
            <text:p>0xc783e3c3c383c383e383c383c383e3c3c383c3c3e3e3c8000000000000000000</text:p>
          </table:table-cell>
          <table:table-cell/>
        </table:table-row>
        <table:table-row table:style-name="ro1">
          <table:table-cell office:value-type="float" office:value="-59.3073122406006" calcext:value-type="float">
            <text:p>-59,3073122406006</text:p>
          </table:table-cell>
          <table:table-cell office:value-type="string" calcext:value-type="string">
            <text:p>0xc783e3c3c383c383e383c383c383e3c3c383c3c3e3e3c4000000000000000000</text:p>
          </table:table-cell>
          <table:table-cell/>
        </table:table-row>
        <table:table-row table:style-name="ro1">
          <table:table-cell office:value-type="float" office:value="-59.0985771942139" calcext:value-type="float">
            <text:p>-59,0985771942139</text:p>
          </table:table-cell>
          <table:table-cell office:value-type="string" calcext:value-type="string">
            <text:p>0xc783e3c3c383c383e383c383c383e3c3c383c3c3e3e3c2000000000000000000</text:p>
          </table:table-cell>
          <table:table-cell/>
        </table:table-row>
        <table:table-row table:style-name="ro1">
          <table:table-cell office:value-type="float" office:value="-58.8990878486633" calcext:value-type="float">
            <text:p>-58,8990878486633</text:p>
          </table:table-cell>
          <table:table-cell office:value-type="string" calcext:value-type="string">
            <text:p>0xc783e3c3c383c383e383c383c383e3c3c383c3c3e3e3c3000000000000000000</text:p>
          </table:table-cell>
          <table:table-cell/>
        </table:table-row>
        <table:table-row table:style-name="ro1">
          <table:table-cell office:value-type="float" office:value="-58.7604804801941" calcext:value-type="float">
            <text:p>-58,7604804801941</text:p>
          </table:table-cell>
          <table:table-cell office:value-type="string" calcext:value-type="string">
            <text:p>0xc783e3c3c383c383e383c383c383e3c3c383c3c3e3e3c3800000000000000000</text:p>
          </table:table-cell>
          <table:table-cell/>
        </table:table-row>
        <table:table-row table:style-name="ro1">
          <table:table-cell office:value-type="float" office:value="-58.7451294326782" calcext:value-type="float">
            <text:p>-58,7451294326782</text:p>
          </table:table-cell>
          <table:table-cell office:value-type="string" calcext:value-type="string">
            <text:p>0xc783e3c3c383c383e383c383c383e3c3c383c3c3e3e3c3c00000000000000000</text:p>
          </table:table-cell>
          <table:table-cell/>
        </table:table-row>
        <table:table-row table:style-name="ro1">
          <table:table-cell office:value-type="float" office:value="-58.8036361885071" calcext:value-type="float">
            <text:p>-58,8036361885071</text:p>
          </table:table-cell>
          <table:table-cell office:value-type="string" calcext:value-type="string">
            <text:p>0xc783e3c3c383c383e383c383c383e3c3c383c3c3e3e3c3e00000000000000000</text:p>
          </table:table-cell>
          <table:table-cell/>
        </table:table-row>
        <table:table-row table:style-name="ro1">
          <table:table-cell office:value-type="float" office:value="-58.8933610534668" calcext:value-type="float">
            <text:p>-58,8933610534668</text:p>
          </table:table-cell>
          <table:table-cell office:value-type="string" calcext:value-type="string">
            <text:p>0xc783e3c3c383c383e383c383c383e3c3c383c3c3e3e3c3d00000000000000000</text:p>
          </table:table-cell>
          <table:table-cell/>
        </table:table-row>
        <table:table-row table:style-name="ro1">
          <table:table-cell office:value-type="float" office:value="-58.9388033866882" calcext:value-type="float">
            <text:p>-58,9388033866882</text:p>
          </table:table-cell>
          <table:table-cell office:value-type="string" calcext:value-type="string">
            <text:p>0xc783e3c3c383c383e383c383c383e3c3c383c3c3e3e3c3c80000000000000000</text:p>
          </table:table-cell>
          <table:table-cell/>
        </table:table-row>
        <table:table-row table:style-name="ro1">
          <table:table-cell office:value-type="float" office:value="-58.8862623786926" calcext:value-type="float">
            <text:p>-58,8862623786926</text:p>
          </table:table-cell>
          <table:table-cell office:value-type="string" calcext:value-type="string">
            <text:p>0xc783e3c3c383c383e383c383c383e3c3c383c3c3e3e3c3c40000000000000000</text:p>
          </table:table-cell>
          <table:table-cell/>
        </table:table-row>
        <table:table-row table:style-name="ro1">
          <table:table-cell office:value-type="float" office:value="-58.7471458816528" calcext:value-type="float">
            <text:p>-58,7471458816528</text:p>
          </table:table-cell>
          <table:table-cell office:value-type="string" calcext:value-type="string">
            <text:p>0xc783e3c3c383c383e383c383c383e3c3c383c3c3e3e3c3c20000000000000000</text:p>
          </table:table-cell>
          <table:table-cell/>
        </table:table-row>
        <table:table-row table:style-name="ro1">
          <table:table-cell office:value-type="float" office:value="-58.7394915962219" calcext:value-type="float">
            <text:p>-58,7394915962219</text:p>
          </table:table-cell>
          <table:table-cell office:value-type="string" calcext:value-type="string">
            <text:p>0xc783e3c3c383c383e383c383c383e3c3c383c3c3e3e3c3c10000000000000000</text:p>
          </table:table-cell>
          <table:table-cell/>
        </table:table-row>
        <table:table-row table:style-name="ro1">
          <table:table-cell office:value-type="float" office:value="-58.6799698066711" calcext:value-type="float">
            <text:p>-58,6799698066711</text:p>
          </table:table-cell>
          <table:table-cell office:value-type="string" calcext:value-type="string">
            <text:p>0xc783e3c3c383c383e383c383c383e3c3c383c3c3e3e3c3c18000000000000000</text:p>
          </table:table-cell>
          <table:table-cell/>
        </table:table-row>
        <table:table-row table:style-name="ro1">
          <table:table-cell office:value-type="float" office:value="-58.6394497108459" calcext:value-type="float">
            <text:p>-58,6394497108459</text:p>
          </table:table-cell>
          <table:table-cell office:value-type="string" calcext:value-type="string">
            <text:p>0xc783e3c3c383c383e383c383c383e3c3c383c3c3e3e3c3c1c000000000000000</text:p>
          </table:table-cell>
          <table:table-cell/>
        </table:table-row>
        <table:table-row table:style-name="ro1">
          <table:table-cell office:value-type="float" office:value="-58.6247368621826" calcext:value-type="float">
            <text:p>-58,6247368621826</text:p>
          </table:table-cell>
          <table:table-cell office:value-type="string" calcext:value-type="string">
            <text:p>0xc783e3c3c383c383e383c383c383e3c3c383c3c3e3e3c3c1e000000000000000</text:p>
          </table:table-cell>
          <table:table-cell/>
        </table:table-row>
        <table:table-row table:style-name="ro1">
          <table:table-cell office:value-type="float" office:value="-58.6873307609558" calcext:value-type="float">
            <text:p>-58,6873307609558</text:p>
          </table:table-cell>
          <table:table-cell office:value-type="string" calcext:value-type="string">
            <text:p>0xc783e3c3c383c383e383c383c383e3c3c383c3c3e3e3c3c1f000000000000000</text:p>
          </table:table-cell>
          <table:table-cell/>
        </table:table-row>
        <table:table-row table:style-name="ro1">
          <table:table-cell office:value-type="float" office:value="-58.730058555603" calcext:value-type="float">
            <text:p>-58,730058555603</text:p>
          </table:table-cell>
          <table:table-cell office:value-type="string" calcext:value-type="string">
            <text:p>0xc783e3c3c383c383e383c383c383e3c3c383c3c3e3e3c3c1e800000000000000</text:p>
          </table:table-cell>
          <table:table-cell/>
        </table:table-row>
        <table:table-row table:style-name="ro1">
          <table:table-cell office:value-type="float" office:value="-58.6519204521179" calcext:value-type="float">
            <text:p>-58,6519204521179</text:p>
          </table:table-cell>
          <table:table-cell office:value-type="string" calcext:value-type="string">
            <text:p>0xc783e3c3c383c383e383c383c383e3c3c383c3c3e3e3c3c1e400000000000000</text:p>
          </table:table-cell>
          <table:table-cell/>
        </table:table-row>
        <table:table-row table:style-name="ro1">
          <table:table-cell office:value-type="float" office:value="-58.5144390678406" calcext:value-type="float">
            <text:p>-58,5144390678406</text:p>
          </table:table-cell>
          <table:table-cell office:value-type="string" calcext:value-type="string">
            <text:p>0xc783e3c3c383c383e383c383c383e3c3c383c3c3e3e3c3c1e200000000000000</text:p>
          </table:table-cell>
          <table:table-cell/>
        </table:table-row>
        <table:table-row table:style-name="ro1">
          <table:table-cell office:value-type="float" office:value="-58.3949255180359" calcext:value-type="float">
            <text:p>-58,3949255180359</text:p>
          </table:table-cell>
          <table:table-cell office:value-type="string" calcext:value-type="string">
            <text:p>0xc783e3c3c383c383e383c383c383e3c3c383c3c3e3e3c3c1e300000000000000</text:p>
          </table:table-cell>
          <table:table-cell/>
        </table:table-row>
        <table:table-row table:style-name="ro1">
          <table:table-cell office:value-type="float" office:value="-58.3433189201355" calcext:value-type="float">
            <text:p>-58,3433189201355</text:p>
          </table:table-cell>
          <table:table-cell office:value-type="string" calcext:value-type="string">
            <text:p>0xc783e3c3c383c383e383c383c383e3c3c383c3c3e3e3c3c1e380000000000000</text:p>
          </table:table-cell>
          <table:table-cell/>
        </table:table-row>
        <table:table-row table:style-name="ro1">
          <table:table-cell office:value-type="float" office:value="-58.3333066368103" calcext:value-type="float">
            <text:p>-58,3333066368103</text:p>
          </table:table-cell>
          <table:table-cell office:value-type="string" calcext:value-type="string">
            <text:p>0xc783e3c3c383c383e383c383c383e3c3c383c3c3e3e3c3c1e3c0000000000000</text:p>
          </table:table-cell>
          <table:table-cell/>
        </table:table-row>
        <table:table-row table:style-name="ro1">
          <table:table-cell office:value-type="float" office:value="-58.3571812057495" calcext:value-type="float">
            <text:p>-58,3571812057495</text:p>
          </table:table-cell>
          <table:table-cell office:value-type="string" calcext:value-type="string">
            <text:p>0xc783e3c3c383c383e383c383c383e3c3c383c3c3e3e3c3c1e3e0000000000000</text:p>
          </table:table-cell>
          <table:table-cell/>
        </table:table-row>
        <table:table-row table:style-name="ro1">
          <table:table-cell office:value-type="float" office:value="-58.3971501350403" calcext:value-type="float">
            <text:p>-58,3971501350403</text:p>
          </table:table-cell>
          <table:table-cell office:value-type="string" calcext:value-type="string">
            <text:p>0xc783e3c3c383c383e383c383c383e3c3c383c3c3e3e3c3c1e3d0000000000000</text:p>
          </table:table-cell>
          <table:table-cell/>
        </table:table-row>
        <table:table-row table:style-name="ro1">
          <table:table-cell office:value-type="float" office:value="-58.4723371505737" calcext:value-type="float">
            <text:p>-58,4723371505737</text:p>
          </table:table-cell>
          <table:table-cell office:value-type="string" calcext:value-type="string">
            <text:p>0xc783e3c3c383c383e383c383c383e3c3c383c3c3e3e3c3c1e3c8000000000000</text:p>
          </table:table-cell>
          <table:table-cell/>
        </table:table-row>
        <table:table-row table:style-name="ro1">
          <table:table-cell office:value-type="float" office:value="-58.4193674659729" calcext:value-type="float">
            <text:p>-58,4193674659729</text:p>
          </table:table-cell>
          <table:table-cell office:value-type="string" calcext:value-type="string">
            <text:p>0xc783e3c3c383c383e383c383c383e3c3c383c3c3e3e3c3c1e3c4000000000000</text:p>
          </table:table-cell>
          <table:table-cell/>
        </table:table-row>
        <table:table-row table:style-name="ro1">
          <table:table-cell office:value-type="float" office:value="-58.3423697471619" calcext:value-type="float">
            <text:p>-58,3423697471619</text:p>
          </table:table-cell>
          <table:table-cell office:value-type="string" calcext:value-type="string">
            <text:p>0xc783e3c3c383c383e383c383c383e3c3c383c3c3e3e3c3c1e3c2000000000000</text:p>
          </table:table-cell>
          <table:table-cell/>
        </table:table-row>
        <table:table-row table:style-name="ro1">
          <table:table-cell office:value-type="float" office:value="-58.2786472320557" calcext:value-type="float">
            <text:p>-58,2786472320557</text:p>
          </table:table-cell>
          <table:table-cell office:value-type="string" calcext:value-type="string">
            <text:p>0xc783e3c3c383c383e383c383c383e3c3c383c3c3e3e3c3c1e3c1000000000000</text:p>
          </table:table-cell>
          <table:table-cell/>
        </table:table-row>
        <table:table-row table:style-name="ro1">
          <table:table-cell office:value-type="float" office:value="-58.2369554519653" calcext:value-type="float">
            <text:p>-58,2369554519653</text:p>
          </table:table-cell>
          <table:table-cell office:value-type="string" calcext:value-type="string">
            <text:p>0xc783e3c3c383c383e383c383c383e3c3c383c3c3e3e3c3c1e3c1800000000000</text:p>
          </table:table-cell>
          <table:table-cell/>
        </table:table-row>
        <table:table-row table:style-name="ro1">
          <table:table-cell office:value-type="float" office:value="-58.1744695281982" calcext:value-type="float">
            <text:p>-58,1744695281982</text:p>
          </table:table-cell>
          <table:table-cell office:value-type="string" calcext:value-type="string">
            <text:p>0xc783e3c3c383c383e383c383c383e3c3c383c3c3e3e3c3c1e3c1c00000000000</text:p>
          </table:table-cell>
          <table:table-cell/>
        </table:table-row>
        <table:table-row table:style-name="ro1">
          <table:table-cell office:value-type="float" office:value="-58.1550886154175" calcext:value-type="float">
            <text:p>-58,1550886154175</text:p>
          </table:table-cell>
          <table:table-cell office:value-type="string" calcext:value-type="string">
            <text:p>0xc783e3c3c383c383e383c383c383e3c3c383c3c3e3e3c3c1e3c1e00000000000</text:p>
          </table:table-cell>
          <table:table-cell/>
        </table:table-row>
        <table:table-row table:style-name="ro1">
          <table:table-cell office:value-type="float" office:value="-58.1954864311218" calcext:value-type="float">
            <text:p>-58,1954864311218</text:p>
          </table:table-cell>
          <table:table-cell office:value-type="string" calcext:value-type="string">
            <text:p>0xc783e3c3c383c383e383c383c383e3c3c383c3c3e3e3c3c1e3c1f00000000000</text:p>
          </table:table-cell>
          <table:table-cell/>
        </table:table-row>
        <table:table-row table:style-name="ro1">
          <table:table-cell office:value-type="float" office:value="-58.2214054679871" calcext:value-type="float">
            <text:p>-58,2214054679871</text:p>
          </table:table-cell>
          <table:table-cell office:value-type="string" calcext:value-type="string">
            <text:p>0xc783e3c3c383c383e383c383c383e3c3c383c3c3e3e3c3c1e3c1e80000000000</text:p>
          </table:table-cell>
          <table:table-cell/>
        </table:table-row>
        <table:table-row table:style-name="ro1">
          <table:table-cell office:value-type="float" office:value="-58.2627083778381" calcext:value-type="float">
            <text:p>-58,2627083778381</text:p>
          </table:table-cell>
          <table:table-cell office:value-type="string" calcext:value-type="string">
            <text:p>0xc783e3c3c383c383e383c383c383e3c3c383c3c3e3e3c3c1e3c1e40000000000</text:p>
          </table:table-cell>
          <table:table-cell/>
        </table:table-row>
        <table:table-row table:style-name="ro1">
          <table:table-cell office:value-type="float" office:value="-58.1560620689392" calcext:value-type="float">
            <text:p>-58,1560620689392</text:p>
          </table:table-cell>
          <table:table-cell office:value-type="string" calcext:value-type="string">
            <text:p>0xc783e3c3c383c383e383c383c383e3c3c383c3c3e3e3c3c1e3c1e20000000000</text:p>
          </table:table-cell>
          <table:table-cell/>
        </table:table-row>
        <table:table-row table:style-name="ro1">
          <table:table-cell office:value-type="float" office:value="-58.0794939994812" calcext:value-type="float">
            <text:p>-58,0794939994812</text:p>
          </table:table-cell>
          <table:table-cell office:value-type="string" calcext:value-type="string">
            <text:p>0xc783e3c3c383c383e383c383c383e3c3c383c3c3e3e3c3c1e3c1e10000000000</text:p>
          </table:table-cell>
          <table:table-cell/>
        </table:table-row>
        <table:table-row table:style-name="ro1">
          <table:table-cell office:value-type="float" office:value="-58.0055699539185" calcext:value-type="float">
            <text:p>-58,0055699539185</text:p>
          </table:table-cell>
          <table:table-cell office:value-type="string" calcext:value-type="string">
            <text:p>0xc783e3c3c383c383e383c383c383e3c3c383c3c3e3e3c3c1e3c1e18000000000</text:p>
          </table:table-cell>
          <table:table-cell/>
        </table:table-row>
        <table:table-row table:style-name="ro1">
          <table:table-cell office:value-type="float" office:value="-57.9510024642944" calcext:value-type="float">
            <text:p>-57,9510024642944</text:p>
          </table:table-cell>
          <table:table-cell office:value-type="string" calcext:value-type="string">
            <text:p>0xc783e3c3c383c383e383c383c383e3c3c383c3c3e3e3c3c1e3c1e1c000000000</text:p>
          </table:table-cell>
          <table:table-cell/>
        </table:table-row>
        <table:table-row table:style-name="ro1">
          <table:table-cell office:value-type="float" office:value="-57.9237319374085" calcext:value-type="float">
            <text:p>-57,9237319374085</text:p>
          </table:table-cell>
          <table:table-cell office:value-type="string" calcext:value-type="string">
            <text:p>0xc783e3c3c383c383e383c383c383e3c3c383c3c3e3e3c3c1e3c1e1e000000000</text:p>
          </table:table-cell>
          <table:table-cell/>
        </table:table-row>
        <table:table-row table:style-name="ro1">
          <table:table-cell office:value-type="float" office:value="-57.9580212974548" calcext:value-type="float">
            <text:p>-57,9580212974548</text:p>
          </table:table-cell>
          <table:table-cell office:value-type="string" calcext:value-type="string">
            <text:p>0xc783e3c3c383c383e383c383c383e3c3c383c3c3e3e3c3c1e3c1e1f000000000</text:p>
          </table:table-cell>
          <table:table-cell/>
        </table:table-row>
        <table:table-row table:style-name="ro1">
          <table:table-cell office:value-type="float" office:value="-57.9742510986328" calcext:value-type="float">
            <text:p>-57,9742510986328</text:p>
          </table:table-cell>
          <table:table-cell office:value-type="string" calcext:value-type="string">
            <text:p>0xc783e3c3c383c383e383c383c383e3c3c383c3c3e3e3c3c1e3c1e1e800000000</text:p>
          </table:table-cell>
          <table:table-cell/>
        </table:table-row>
        <table:table-row table:style-name="ro1">
          <table:table-cell office:value-type="float" office:value="-57.970484046936" calcext:value-type="float">
            <text:p>-57,970484046936</text:p>
          </table:table-cell>
          <table:table-cell office:value-type="string" calcext:value-type="string">
            <text:p>0xc783e3c3c383c383e383c383c383e3c3c383c3c3e3e3c3c1e3c1e1e400000000</text:p>
          </table:table-cell>
          <table:table-cell/>
        </table:table-row>
        <table:table-row table:style-name="ro1">
          <table:table-cell office:value-type="float" office:value="-57.9608965873718" calcext:value-type="float">
            <text:p>-57,9608965873718</text:p>
          </table:table-cell>
          <table:table-cell office:value-type="string" calcext:value-type="string">
            <text:p>0xc783e3c3c383c383e383c383c383e3c3c383c3c3e3e3c3c1e3c1e1e200000000</text:p>
          </table:table-cell>
          <table:table-cell/>
        </table:table-row>
        <table:table-row table:style-name="ro1">
          <table:table-cell office:value-type="float" office:value="-57.8931553459167" calcext:value-type="float">
            <text:p>-57,8931553459167</text:p>
          </table:table-cell>
          <table:table-cell office:value-type="string" calcext:value-type="string">
            <text:p>0xc783e3c3c383c383e383c383c383e3c3c383c3c3e3e3c3c1e3c1e1e100000000</text:p>
          </table:table-cell>
          <table:table-cell/>
        </table:table-row>
        <table:table-row table:style-name="ro1">
          <table:table-cell office:value-type="float" office:value="-57.8527835655212" calcext:value-type="float">
            <text:p>-57,8527835655212</text:p>
          </table:table-cell>
          <table:table-cell office:value-type="string" calcext:value-type="string">
            <text:p>0xc783e3c3c383c383e383c383c383e3c3c383c3c3e3e3c3c1e3c1e1e180000000</text:p>
          </table:table-cell>
          <table:table-cell/>
        </table:table-row>
        <table:table-row table:style-name="ro1">
          <table:table-cell office:value-type="float" office:value="-57.7362194442749" calcext:value-type="float">
            <text:p>-57,7362194442749</text:p>
          </table:table-cell>
          <table:table-cell office:value-type="string" calcext:value-type="string">
            <text:p>0xc783e3c3c383c383e383c383c383e3c3c383c3c3e3e3c3c1e3c1e1e1c0000000</text:p>
          </table:table-cell>
          <table:table-cell/>
        </table:table-row>
        <table:table-row table:style-name="ro1">
          <table:table-cell office:value-type="float" office:value="-57.6583242225647" calcext:value-type="float">
            <text:p>-57,6583242225647</text:p>
          </table:table-cell>
          <table:table-cell office:value-type="string" calcext:value-type="string">
            <text:p>0xc783e3c3c383c383e383c383c383e3c3c383c3c3e3e3c3c1e3c1e1e1e0000000</text:p>
          </table:table-cell>
          <table:table-cell/>
        </table:table-row>
        <table:table-row table:style-name="ro1">
          <table:table-cell office:value-type="float" office:value="-57.6730910491943" calcext:value-type="float">
            <text:p>-57,6730910491943</text:p>
          </table:table-cell>
          <table:table-cell office:value-type="string" calcext:value-type="string">
            <text:p>0xc783e3c3c383c383e383c383c383e3c3c383c3c3e3e3c3c1e3c1e1e1f0000000</text:p>
          </table:table-cell>
          <table:table-cell/>
        </table:table-row>
        <table:table-row table:style-name="ro1">
          <table:table-cell office:value-type="float" office:value="-57.7501027488709" calcext:value-type="float">
            <text:p>-57,7501027488709</text:p>
          </table:table-cell>
          <table:table-cell office:value-type="string" calcext:value-type="string">
            <text:p>0xc783e3c3c383c383e383c383c383e3c3c383c3c3e3e3c3c1e3c1e1e1e8000000</text:p>
          </table:table-cell>
          <table:table-cell/>
        </table:table-row>
        <table:table-row table:style-name="ro1">
          <table:table-cell office:value-type="float" office:value="-57.8137084197998" calcext:value-type="float">
            <text:p>-57,8137084197998</text:p>
          </table:table-cell>
          <table:table-cell office:value-type="string" calcext:value-type="string">
            <text:p>0xc783e3c3c383c383e383c383c383e3c3c383c3c3e3e3c3c1e3c1e1e1e4000000</text:p>
          </table:table-cell>
          <table:table-cell/>
        </table:table-row>
        <table:table-row table:style-name="ro1">
          <table:table-cell office:value-type="float" office:value="-57.7371125602722" calcext:value-type="float">
            <text:p>-57,7371125602722</text:p>
          </table:table-cell>
          <table:table-cell office:value-type="string" calcext:value-type="string">
            <text:p>0xc783e3c3c383c383e383c383c383e3c3c383c3c3e3e3c3c1e3c1e1e1e2000000</text:p>
          </table:table-cell>
          <table:table-cell/>
        </table:table-row>
        <table:table-row table:style-name="ro1">
          <table:table-cell office:value-type="float" office:value="-57.5725206375122" calcext:value-type="float">
            <text:p>-57,5725206375122</text:p>
          </table:table-cell>
          <table:table-cell office:value-type="string" calcext:value-type="string">
            <text:p>0xc783e3c3c383c383e383c383c383e3c3c383c3c3e3e3c3c1e3c1e1e1e1000000</text:p>
          </table:table-cell>
          <table:table-cell/>
        </table:table-row>
        <table:table-row table:style-name="ro1">
          <table:table-cell office:value-type="float" office:value="-57.4342660903931" calcext:value-type="float">
            <text:p>-57,4342660903931</text:p>
          </table:table-cell>
          <table:table-cell office:value-type="string" calcext:value-type="string">
            <text:p>0xc783e3c3c383c383e383c383c383e3c3c383c3c3e3e3c3c1e3c1e1e1e1800000</text:p>
          </table:table-cell>
          <table:table-cell/>
        </table:table-row>
        <table:table-row table:style-name="ro1">
          <table:table-cell office:value-type="float" office:value="-57.3457909584045" calcext:value-type="float">
            <text:p>-57,3457909584045</text:p>
          </table:table-cell>
          <table:table-cell office:value-type="string" calcext:value-type="string">
            <text:p>0xc783e3c3c383c383e383c383c383e3c3c383c3c3e3e3c3c1e3c1e1e1e1c00000</text:p>
          </table:table-cell>
          <table:table-cell/>
        </table:table-row>
        <table:table-row table:style-name="ro1">
          <table:table-cell office:value-type="float" office:value="-57.3165657615662" calcext:value-type="float">
            <text:p>-57,3165657615662</text:p>
          </table:table-cell>
          <table:table-cell office:value-type="string" calcext:value-type="string">
            <text:p>0xc783e3c3c383c383e383c383c383e3c3c383c3c3e3e3c3c1e3c1e1e1e1e00000</text:p>
          </table:table-cell>
          <table:table-cell/>
        </table:table-row>
        <table:table-row table:style-name="ro1">
          <table:table-cell office:value-type="float" office:value="-57.3719476890564" calcext:value-type="float">
            <text:p>-57,3719476890564</text:p>
          </table:table-cell>
          <table:table-cell office:value-type="string" calcext:value-type="string">
            <text:p>0xc783e3c3c383c383e383c383c383e3c3c383c3c3e3e3c3c1e3c1e1e1e1f00000</text:p>
          </table:table-cell>
          <table:table-cell/>
        </table:table-row>
        <table:table-row table:style-name="ro1">
          <table:table-cell office:value-type="float" office:value="-57.3848762321472" calcext:value-type="float">
            <text:p>-57,3848762321472</text:p>
          </table:table-cell>
          <table:table-cell office:value-type="string" calcext:value-type="string">
            <text:p>0xc783e3c3c383c383e383c383c383e3c3c383c3c3e3e3c3c1e3c1e1e1e1e80000</text:p>
          </table:table-cell>
          <table:table-cell/>
        </table:table-row>
        <table:table-row table:style-name="ro1">
          <table:table-cell office:value-type="float" office:value="-57.4438294219971" calcext:value-type="float">
            <text:p>-57,4438294219971</text:p>
          </table:table-cell>
          <table:table-cell office:value-type="string" calcext:value-type="string">
            <text:p>0xc783e3c3c383c383e383c383c383e3c3c383c3c3e3e3c3c1e3c1e1e1e1e40000</text:p>
          </table:table-cell>
          <table:table-cell/>
        </table:table-row>
        <table:table-row table:style-name="ro1">
          <table:table-cell office:value-type="float" office:value="-57.3886924552917" calcext:value-type="float">
            <text:p>-57,3886924552917</text:p>
          </table:table-cell>
          <table:table-cell office:value-type="string" calcext:value-type="string">
            <text:p>0xc783e3c3c383c383e383c383c383e3c3c383c3c3e3e3c3c1e3c1e1e1e1e20000</text:p>
          </table:table-cell>
          <table:table-cell/>
        </table:table-row>
        <table:table-row table:style-name="ro1">
          <table:table-cell office:value-type="float" office:value="-57.3495178222656" calcext:value-type="float">
            <text:p>-57,3495178222656</text:p>
          </table:table-cell>
          <table:table-cell office:value-type="string" calcext:value-type="string">
            <text:p>0xc783e3c3c383c383e383c383c383e3c3c383c3c3e3e3c3c1e3c1e1e1e1e10000</text:p>
          </table:table-cell>
          <table:table-cell/>
        </table:table-row>
        <table:table-row table:style-name="ro1">
          <table:table-cell office:value-type="float" office:value="-57.2313640594482" calcext:value-type="float">
            <text:p>-57,2313640594482</text:p>
          </table:table-cell>
          <table:table-cell office:value-type="string" calcext:value-type="string">
            <text:p>0xc783e3c3c383c383e383c383c383e3c3c383c3c3e3e3c3c1e3c1e1e1e1e08000</text:p>
          </table:table-cell>
          <table:table-cell/>
        </table:table-row>
        <table:table-row table:style-name="ro1">
          <table:table-cell office:value-type="float" office:value="-57.141084690094" calcext:value-type="float">
            <text:p>-57,141084690094</text:p>
          </table:table-cell>
          <table:table-cell office:value-type="string" calcext:value-type="string">
            <text:p>0xc783e3c3c383c383e383c383c383e3c3c383c3c3e3e3c3c1e3c1e1e1e1e0c000</text:p>
          </table:table-cell>
          <table:table-cell/>
        </table:table-row>
        <table:table-row table:style-name="ro1">
          <table:table-cell office:value-type="float" office:value="-57.1334575843811" calcext:value-type="float">
            <text:p>-57,1334575843811</text:p>
          </table:table-cell>
          <table:table-cell office:value-type="string" calcext:value-type="string">
            <text:p>0xc783e3c3c383c383e383c383c383e3c3c383c3c3e3e3c3c1e3c1e1e1e1e0e000</text:p>
          </table:table-cell>
          <table:table-cell/>
        </table:table-row>
        <table:table-row table:style-name="ro1">
          <table:table-cell office:value-type="float" office:value="-57.1977313995361" calcext:value-type="float">
            <text:p>-57,1977313995361</text:p>
          </table:table-cell>
          <table:table-cell office:value-type="string" calcext:value-type="string">
            <text:p>0xc783e3c3c383c383e383c383c383e3c3c383c3c3e3e3c3c1e3c1e1e1e1e0f000</text:p>
          </table:table-cell>
          <table:table-cell/>
        </table:table-row>
        <table:table-row table:style-name="ro1">
          <table:table-cell office:value-type="float" office:value="-57.2665778923035" calcext:value-type="float">
            <text:p>-57,2665778923035</text:p>
          </table:table-cell>
          <table:table-cell office:value-type="string" calcext:value-type="string">
            <text:p>0xc783e3c3c383c383e383c383c383e3c3c383c3c3e3e3c3c1e3c1e1e1e1e0e800</text:p>
          </table:table-cell>
          <table:table-cell/>
        </table:table-row>
        <table:table-row table:style-name="ro1">
          <table:table-cell office:value-type="float" office:value="-57.1985126304626" calcext:value-type="float">
            <text:p>-57,1985126304626</text:p>
          </table:table-cell>
          <table:table-cell office:value-type="string" calcext:value-type="string">
            <text:p>0xc783e3c3c383c383e383c383c383e3c3c383c3c3e3e3c3c1e3c1e1e1e1e0e400</text:p>
          </table:table-cell>
          <table:table-cell/>
        </table:table-row>
        <table:table-row table:style-name="ro1">
          <table:table-cell office:value-type="float" office:value="-57.1019463729858" calcext:value-type="float">
            <text:p>-57,1019463729858</text:p>
          </table:table-cell>
          <table:table-cell office:value-type="string" calcext:value-type="string">
            <text:p>0xc783e3c3c383c383e383c383c383e3c3c383c3c3e3e3c3c1e3c1e1e1e1e0e200</text:p>
          </table:table-cell>
          <table:table-cell/>
        </table:table-row>
        <table:table-row table:style-name="ro1">
          <table:table-cell office:value-type="float" office:value="-56.9389266777039" calcext:value-type="float">
            <text:p>-56,9389266777039</text:p>
          </table:table-cell>
          <table:table-cell office:value-type="string" calcext:value-type="string">
            <text:p>0xc783e3c3c383c383e383c383c383e3c3c383c3c3e3e3c3c1e3c1e1e1e1e0e300</text:p>
          </table:table-cell>
          <table:table-cell/>
        </table:table-row>
        <table:table-row table:style-name="ro1">
          <table:table-cell office:value-type="float" office:value="-56.8401586723328" calcext:value-type="float">
            <text:p>-56,8401586723328</text:p>
          </table:table-cell>
          <table:table-cell office:value-type="string" calcext:value-type="string">
            <text:p>0xc783e3c3c383c383e383c383c383e3c3c383c3c3e3e3c3c1e3c1e1e1e1e0e380</text:p>
          </table:table-cell>
          <table:table-cell/>
        </table:table-row>
        <table:table-row table:style-name="ro1">
          <table:table-cell office:value-type="float" office:value="-56.8401689147949" calcext:value-type="float">
            <text:p>-56,8401689147949</text:p>
          </table:table-cell>
          <table:table-cell office:value-type="string" calcext:value-type="string">
            <text:p>0xc783e3c3c383c383e383c383c383e3c3c383c3c3e3e3c3c1e3c1e1e1e1e0e3c0</text:p>
          </table:table-cell>
          <table:table-cell/>
        </table:table-row>
        <table:table-row table:style-name="ro1">
          <table:table-cell office:value-type="float" office:value="-56.8828116607666" calcext:value-type="float">
            <text:p>-56,8828116607666</text:p>
          </table:table-cell>
          <table:table-cell office:value-type="string" calcext:value-type="string">
            <text:p>0xc783e3c3c383c383e383c383c383e3c3c383c3c3e3e3c3c1e3c1e1e1e1e0e3a0</text:p>
          </table:table-cell>
          <table:table-cell/>
        </table:table-row>
        <table:table-row table:style-name="ro1">
          <table:table-cell office:value-type="float" office:value="-56.9390921783447" calcext:value-type="float">
            <text:p>-56,9390921783447</text:p>
          </table:table-cell>
          <table:table-cell office:value-type="string" calcext:value-type="string">
            <text:p>0xc783e3c3c383c383e383c383c383e3c3c383c3c3e3e3c3c1e3c1e1e1e1e0e390</text:p>
          </table:table-cell>
          <table:table-cell/>
        </table:table-row>
        <table:table-row table:style-name="ro1">
          <table:table-cell office:value-type="float" office:value="-56.9459572029114" calcext:value-type="float">
            <text:p>-56,9459572029114</text:p>
          </table:table-cell>
          <table:table-cell office:value-type="string" calcext:value-type="string">
            <text:p>0xc783e3c3c383c383e383c383c383e3c3c383c3c3e3e3c3c1e3c1e1e1e1e0e388</text:p>
          </table:table-cell>
          <table:table-cell/>
        </table:table-row>
        <table:table-row table:style-name="ro1">
          <table:table-cell office:value-type="float" office:value="-56.9705996131897" calcext:value-type="float">
            <text:p>-56,9705996131897</text:p>
          </table:table-cell>
          <table:table-cell office:value-type="string" calcext:value-type="string">
            <text:p>0xc783e3c3c383c383e383c383c383e3c3c383c3c3e3e3c3c1e3c1e1e1e1e0e384</text:p>
          </table:table-cell>
          <table:table-cell/>
        </table:table-row>
        <table:table-row table:style-name="ro1">
          <table:table-cell office:value-type="float" office:value="-56.8842225646973" calcext:value-type="float">
            <text:p>-56,8842225646973</text:p>
          </table:table-cell>
          <table:table-cell office:value-type="string" calcext:value-type="string">
            <text:p>0xc783e3c3c383c383e383c383c383e3c3c383c3c3e3e3c3c1e3c1e1e1e1e0e382</text:p>
          </table:table-cell>
          <table:table-cell/>
        </table:table-row>
        <table:table-row table:style-name="ro1">
          <table:table-cell office:value-type="float" office:value="-56.8676865768433" calcext:value-type="float">
            <text:p>-56,8676865768433</text:p>
          </table:table-cell>
          <table:table-cell office:value-type="string" calcext:value-type="string">
            <text:p>0xc783e3c3c383c383e383c383c383e3c3c383c3c3e3e3c3c1e3c1e1e1e1e0e381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/>
          <table:table-cell office:value-type="string" calcext:value-type="string">
            <text:p>wykres odległości hamminga nalepszy pattern vs reszt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 zakończeniu maksymalizacji od razu minimalizac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 = moc x = odległość hamming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cja A) 2x kierunkowa różna pozyc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cja B) 1x kierunkowa 1x dokólna</text:p>
          </table:table-cell>
          <table:table-cell office:value-type="string" calcext:value-type="string">
            <text:p>+blokowanie</text:p>
          </table:table-cell>
        </table:table-row>
        <table:table-row table:style-name="ro1">
          <table:table-cell/>
          <table:table-cell office:value-type="string" calcext:value-type="string">
            <text:p>opcja C) 2x dokólna ale blokowanie L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cjonaln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/- 5 deg w każdym podpunkci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8T14:25:23.593345270</dc:date>
    <meta:editing-duration>PT51S</meta:editing-duration>
    <meta:editing-cycles>1</meta:editing-cycles>
    <meta:document-statistic meta:table-count="1" meta:cell-count="521" meta:object-count="1"/>
    <meta:generator>LibreOffice/24.2.6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80" chart:maximum="-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13cm" xlink:href=".." xlink:type="simple" chart:class="chart:line" chart:style-name="ch1">
        <chart:legend chart:legend-position="end" svg:x="13.155cm" svg:y="4.207cm" style:legend-expansion="high" chart:style-name="ch2"/>
        <chart:plot-area chart:style-name="ch3" table:cell-range-address="find_best_pattern_element_wise.A1:find_best_pattern_element_wise.A256" svg:x="0.32cm" svg:y="0.18cm" svg:width="12.515cm" svg:height="8.653cm">
          <chart:coordinate-region svg:x="1.047cm" svg:y="0.379cm" svg:width="11.788cm" svg:height="8.2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nd_best_pattern_element_wise.A1:find_best_pattern_element_wise.A256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1.9557416152954">
                <text:p>-71.9557416152954</text:p>
                <draw:g>
                  <svg:desc>find_best_pattern_element_wise.A1:find_best_pattern_element_wise.A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1.7944674682617">
                <text:p>-71.7944674682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2.0223834991455">
                <text:p>-72.0223834991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2.2780669784546">
                <text:p>-72.2780669784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2.1576333236694">
                <text:p>-72.1576333236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1.721162109375">
                <text:p>-71.7211621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1.0922414779663">
                <text:p>-71.0922414779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0.5979489898682">
                <text:p>-70.5979489898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0.5094218826294">
                <text:p>-70.5094218826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0.7760483932495">
                <text:p>-70.7760483932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1.0355534362793">
                <text:p>-71.0355534362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1.1871067810059">
                <text:p>-71.1871067810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0.9265386962891">
                <text:p>-70.9265386962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0.5556013870239">
                <text:p>-70.5556013870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0.2903807449341">
                <text:p>-70.2903807449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.9133807373047">
                <text:p>-69.9133807373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9.440135383606">
                <text:p>-69.440135383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9.1872980880737">
                <text:p>-69.1872980880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9.163503112793">
                <text:p>-69.1635031127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9.5277645492554">
                <text:p>-69.5277645492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9.7027532577515">
                <text:p>-69.7027532577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9.1733917236328">
                <text:p>-69.17339172363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8.7288851165772">
                <text:p>-68.728885116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8.2954000854492">
                <text:p>-68.2954000854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8.0790184783936">
                <text:p>-68.0790184783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7.987608833313">
                <text:p>-67.9876088333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8.1479899597168">
                <text:p>-68.1479899597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8.5377155303955">
                <text:p>-68.53771553039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8.5663111114502">
                <text:p>-68.5663111114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8.3148400878906">
                <text:p>-68.3148400878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7.9323784637451">
                <text:p>-67.9323784637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7.758629989624">
                <text:p>-67.758629989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.3300180435181">
                <text:p>-67.3300180435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.1913524246216">
                <text:p>-67.1913524246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7.3873406600952">
                <text:p>-67.38734066009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7.4606131744385">
                <text:p>-67.4606131744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7.4683298492432">
                <text:p>-67.4683298492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7.2724977874756">
                <text:p>-67.27249778747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6.9620167541504">
                <text:p>-66.96201675415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6.7630026245117">
                <text:p>-66.7630026245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6.7219047546387">
                <text:p>-66.7219047546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6.8909302139282">
                <text:p>-66.89093021392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6.8467399597168">
                <text:p>-66.8467399597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7.0332685089111">
                <text:p>-67.0332685089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6.9533734512329">
                <text:p>-66.95337345123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6.8858801269531">
                <text:p>-66.88588012695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6.7043918228149">
                <text:p>-66.7043918228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6.495704536438">
                <text:p>-66.4957045364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6.2587363052368">
                <text:p>-66.2587363052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6.1741859817505">
                <text:p>-66.1741859817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6.1968865966797">
                <text:p>-66.1968865966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6.3951834106445">
                <text:p>-66.3951834106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6.421149635315">
                <text:p>-66.4211496353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6.18186668396">
                <text:p>-66.181866683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5.9861526489258">
                <text:p>-65.9861526489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5.8282260131836">
                <text:p>-65.8282260131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5.7770910644531">
                <text:p>-65.77709106445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5.891510925293">
                <text:p>-65.8915109252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5.9314402770996">
                <text:p>-65.9314402770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6.1617218399048">
                <text:p>-66.16172183990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6.0380420303345">
                <text:p>-66.0380420303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5.9444566726685">
                <text:p>-65.94445667266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5.7169998168945">
                <text:p>-65.71699981689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5.4767067718506">
                <text:p>-65.47670677185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5.3304707717896">
                <text:p>-65.33047077178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5.2309310913086">
                <text:p>-65.23093109130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5.16615234375">
                <text:p>-65.16615234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5.4436053085327">
                <text:p>-65.44360530853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5.5319598388672">
                <text:p>-65.53195983886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5.2320191574097">
                <text:p>-65.23201915740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4.968669052124">
                <text:p>-64.968669052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4.7288429641724">
                <text:p>-64.7288429641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4.6350885391235">
                <text:p>-64.63508853912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4.6784079360962">
                <text:p>-64.6784079360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4.8570907974243">
                <text:p>-64.8570907974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5.1290443038941">
                <text:p>-65.1290443038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5.121668548584">
                <text:p>-65.1216685485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4.8521535491943">
                <text:p>-64.85215354919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4.515991897583">
                <text:p>-64.5159918975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4.3653923797608">
                <text:p>-64.36539237976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4.1528213500977">
                <text:p>-64.15282135009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4.0350527000427">
                <text:p>-64.0350527000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4.1421562957764">
                <text:p>-64.14215629577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4.2224286270142">
                <text:p>-64.22242862701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4.3482807159424">
                <text:p>-64.34828071594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4.1545395278931">
                <text:p>-64.1545395278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8634854888916">
                <text:p>-63.86348548889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6044278335571">
                <text:p>-63.60442783355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5417217826843">
                <text:p>-63.54172178268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5531834983826">
                <text:p>-63.55318349838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6403129959107">
                <text:p>-63.6403129959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8215029144287">
                <text:p>-63.82150291442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780487537384">
                <text:p>-63.7804875373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6473125648499">
                <text:p>-63.64731256484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4356738853455">
                <text:p>-63.4356738853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2694747543335">
                <text:p>-63.26947475433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2.9984461975098">
                <text:p>-62.99844619750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2.8536820411682">
                <text:p>-62.85368204116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2.9078258323669">
                <text:p>-62.9078258323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0087219810486">
                <text:p>-63.00872198104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3.0452645492554">
                <text:p>-63.04526454925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62.9064694404602">
                <text:p>-62.90646944046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2.7160213279724">
                <text:p>-62.71602132797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2.5501748275757">
                <text:p>-62.55017482757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62.4709232139587">
                <text:p>-62.47092321395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2.4748048019409">
                <text:p>-62.47480480194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2.5241741371155">
                <text:p>-62.5241741371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62.6597306251526">
                <text:p>-62.65973062515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2.566895236969">
                <text:p>-62.5668952369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2.536761264801">
                <text:p>-62.5367612648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2.415306930542">
                <text:p>-62.4153069305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2.1996113586426">
                <text:p>-62.1996113586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2.0888528442383">
                <text:p>-62.08885284423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2.0495151329041">
                <text:p>-62.04951513290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2.0360989189148">
                <text:p>-62.03609891891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2.2477473640442">
                <text:p>-62.24774736404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2.2647402191162">
                <text:p>-62.26474021911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2.0719528388977">
                <text:p>-62.07195283889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1.9182629203796">
                <text:p>-61.91826292037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.7931110191345">
                <text:p>-61.79311101913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1.7249087333679">
                <text:p>-61.72490873336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1.7044457054138">
                <text:p>-61.70444570541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1.7878132247925">
                <text:p>-61.78781322479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1.9424696731567">
                <text:p>-61.94246967315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1.9434036254883">
                <text:p>-61.94340362548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1.8571950340271">
                <text:p>-61.85719503402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1.6737568092346">
                <text:p>-61.67375680923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1.5464399719238">
                <text:p>-61.54643997192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1.463447227478">
                <text:p>-61.4634472274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1.4514956092835">
                <text:p>-61.45149560928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61.541960105896">
                <text:p>-61.5419601058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1.6579659843445">
                <text:p>-61.6579659843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1.6243135261536">
                <text:p>-61.62431352615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1.4823371124268">
                <text:p>-61.48233711242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1.3174517822266">
                <text:p>-61.31745178222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1.1893412208557">
                <text:p>-61.18934122085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1.1729020309448">
                <text:p>-61.17290203094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1.2563368797302">
                <text:p>-61.25633687973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1.2838194465637">
                <text:p>-61.28381944656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1.3960206031799">
                <text:p>-61.39602060317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1.4363690948486">
                <text:p>-61.4363690948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61.2884406852722">
                <text:p>-61.28844068527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61.0893523788452">
                <text:p>-61.08935237884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0.9695161819458">
                <text:p>-60.96951618194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0.8127861404419">
                <text:p>-60.81278614044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0.7236365509033">
                <text:p>-60.72363655090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0.7269284820557">
                <text:p>-60.72692848205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0.8072386360169">
                <text:p>-60.80723863601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0.9006471824646">
                <text:p>-60.90064718246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0.8417201423645">
                <text:p>-60.84172014236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0.6574849319458">
                <text:p>-60.65748493194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0.5019627380371">
                <text:p>-60.50196273803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0.4263827323914">
                <text:p>-60.42638273239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0.3886107826233">
                <text:p>-60.38861078262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0.4247100257874">
                <text:p>-60.42471002578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0.5364155006409">
                <text:p>-60.53641550064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0.5246023368836">
                <text:p>-60.5246023368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0.4442335700989">
                <text:p>-60.44423357009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60.3240921020508">
                <text:p>-60.32409210205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0.1520616912842">
                <text:p>-60.15206169128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0.0160842132568">
                <text:p>-60.0160842132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59.8973118782044">
                <text:p>-59.89731187820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59.804417552948">
                <text:p>-59.8044175529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9.8849271583557">
                <text:p>-59.88492715835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9.935398273468">
                <text:p>-59.9353982734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9.9306172561646">
                <text:p>-59.9306172561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9.774314956665">
                <text:p>-59.7743149566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59.6148803138733">
                <text:p>-59.61488031387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59.4990760421753">
                <text:p>-59.49907604217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9.4573867607117">
                <text:p>-59.45738676071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59.4563889694214">
                <text:p>-59.45638896942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9.5645543479919">
                <text:p>-59.56455434799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9.5506998252869">
                <text:p>-59.55069982528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9.5408780670166">
                <text:p>-59.54087806701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59.4506259155274">
                <text:p>-59.45062591552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9.3458409881592">
                <text:p>-59.34584098815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59.2702402305603">
                <text:p>-59.27024023056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59.1973689842224">
                <text:p>-59.19736898422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9.2255744743347">
                <text:p>-59.22557447433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9.3322452545166">
                <text:p>-59.33224525451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9.4278684997559">
                <text:p>-59.42786849975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9.3073122406006">
                <text:p>-59.30731224060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59.0985771942139">
                <text:p>-59.09857719421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8.8990878486633">
                <text:p>-58.89908784866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8.7604804801941">
                <text:p>-58.76048048019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8.7451294326782">
                <text:p>-58.74512943267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8.8036361885071">
                <text:p>-58.80363618850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8.8933610534668">
                <text:p>-58.89336105346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8.9388033866882">
                <text:p>-58.93880338668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8.8862623786926">
                <text:p>-58.88626237869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8.7471458816528">
                <text:p>-58.74714588165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8.7394915962219">
                <text:p>-58.73949159622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8.6799698066711">
                <text:p>-58.67996980667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8.6394497108459">
                <text:p>-58.63944971084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8.6247368621826">
                <text:p>-58.62473686218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8.6873307609558">
                <text:p>-58.68733076095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8.730058555603">
                <text:p>-58.7300585556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8.6519204521179">
                <text:p>-58.65192045211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8.5144390678406">
                <text:p>-58.51443906784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8.3949255180359">
                <text:p>-58.39492551803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58.3433189201355">
                <text:p>-58.34331892013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8.3333066368103">
                <text:p>-58.33330663681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8.3571812057495">
                <text:p>-58.35718120574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58.3971501350403">
                <text:p>-58.39715013504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8.4723371505737">
                <text:p>-58.47233715057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8.4193674659729">
                <text:p>-58.41936746597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8.3423697471619">
                <text:p>-58.34236974716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8.2786472320557">
                <text:p>-58.27864723205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8.2369554519653">
                <text:p>-58.23695545196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58.1744695281982">
                <text:p>-58.17446952819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8.1550886154175">
                <text:p>-58.15508861541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58.1954864311218">
                <text:p>-58.19548643112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58.2214054679871">
                <text:p>-58.22140546798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8.2627083778381">
                <text:p>-58.26270837783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58.1560620689392">
                <text:p>-58.15606206893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8.0794939994812">
                <text:p>-58.07949399948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8.0055699539185">
                <text:p>-58.00556995391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7.9510024642944">
                <text:p>-57.95100246429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7.9237319374085">
                <text:p>-57.92373193740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7.9580212974548">
                <text:p>-57.95802129745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7.9742510986328">
                <text:p>-57.97425109863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7.970484046936">
                <text:p>-57.9704840469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7.9608965873718">
                <text:p>-57.96089658737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7.8931553459167">
                <text:p>-57.89315534591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57.8527835655212">
                <text:p>-57.85278356552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57.7362194442749">
                <text:p>-57.73621944427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7.6583242225647">
                <text:p>-57.65832422256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7.6730910491943">
                <text:p>-57.67309104919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57.7501027488709">
                <text:p>-57.75010274887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57.8137084197998">
                <text:p>-57.81370841979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57.7371125602722">
                <text:p>-57.73711256027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57.5725206375122">
                <text:p>-57.57252063751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57.4342660903931">
                <text:p>-57.43426609039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7.3457909584045">
                <text:p>-57.34579095840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57.3165657615662">
                <text:p>-57.31656576156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7.3719476890564">
                <text:p>-57.37194768905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7.3848762321472">
                <text:p>-57.38487623214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57.4438294219971">
                <text:p>-57.44382942199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57.3886924552917">
                <text:p>-57.38869245529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7.3495178222656">
                <text:p>-57.34951782226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7.2313640594482">
                <text:p>-57.23136405944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7.141084690094">
                <text:p>-57.1410846900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7.1334575843811">
                <text:p>-57.13345758438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7.1977313995361">
                <text:p>-57.19773139953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7.2665778923035">
                <text:p>-57.26657789230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57.1985126304626">
                <text:p>-57.19851263046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7.1019463729858">
                <text:p>-57.10194637298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56.9389266777039">
                <text:p>-56.93892667770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56.8401586723328">
                <text:p>-56.84015867233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6.8401689147949">
                <text:p>-56.84016891479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6.8828116607666">
                <text:p>-56.88281166076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6.9390921783447">
                <text:p>-56.93909217834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6.9459572029114">
                <text:p>-56.94595720291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56.9705996131897">
                <text:p>-56.97059961318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56.8842225646973">
                <text:p>-56.88422256469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56.8676865768433">
                <text:p>-56.8676865768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